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d943f" style:font-size-asian="14pt"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d943f" style:font-size-asian="14pt"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e29d1" style:font-size-asian="14pt"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e29d1" style:font-size-asian="14pt"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03f3b" style:font-size-asian="14pt"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03f3b" style:font-size-asian="14pt" style:font-size-complex="14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13d2f" style:font-size-asian="14pt" style:font-size-complex="14pt"/>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13d2f" style:font-size-asian="14pt" style:font-size-complex="14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293aa"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384ae" style:font-size-asian="14pt" style:font-size-complex="14pt"/>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384ae"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6386"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6386"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ff9d"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ff9d" style:font-size-asian="14pt" style:font-size-complex="14pt"/>
    </style:style>
    <style:style style:name="P49"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262a30" style:font-size-asian="14pt" style:font-size-complex="14pt"/>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62a30"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62a30" style:font-size-asian="14pt" style:font-size-complex="14pt"/>
    </style:style>
    <style:style style:name="P5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62a30" style:font-size-asian="14pt" style:font-size-complex="14pt"/>
    </style:style>
    <style:style style:name="P5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62a30" style:font-size-asian="14pt"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7ca76" style:font-size-asian="14pt" style:font-size-complex="14pt"/>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7ca76" style:font-size-asian="14pt" style:font-size-complex="14pt"/>
    </style:style>
    <style:style style:name="P5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7ca76" style:font-size-asian="14pt" style:font-size-complex="14pt"/>
    </style:style>
    <style:style style:name="P5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83385" style:font-size-asian="14pt" style:font-size-complex="14pt"/>
    </style:style>
    <style:style style:name="P5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83385" style:font-size-asian="14pt" style:font-size-complex="14pt"/>
    </style:style>
    <style:style style:name="P5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83385" style:font-size-asian="14pt" style:font-size-complex="14pt"/>
    </style:style>
    <style:style style:name="P6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83385" style:font-size-asian="14pt" style:font-size-complex="14pt"/>
    </style:style>
    <style:style style:name="P6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9d181" style:font-size-asian="14pt" style:font-size-complex="14pt"/>
    </style:style>
    <style:style style:name="P6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9d181" style:font-size-asian="14pt" style:font-size-complex="14pt"/>
    </style:style>
    <style:style style:name="P6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b45da" style:font-size-asian="14pt" style:font-size-complex="14pt"/>
    </style:style>
    <style:style style:name="P6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b45da" style:font-size-asian="14pt" style:font-size-complex="14pt"/>
    </style:style>
    <style:style style:name="P6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b45da" style:font-size-asian="14pt" style:font-size-complex="14pt"/>
    </style:style>
    <style:style style:name="P6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b45da" style:font-size-asian="14pt" style:font-size-complex="14pt"/>
    </style:style>
    <style:style style:name="P6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caf94" style:font-size-asian="14pt" style:font-size-complex="14pt"/>
    </style:style>
    <style:style style:name="P6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caf94" style:font-size-asian="14pt" style:font-size-complex="14pt"/>
    </style:style>
    <style:style style:name="P6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de502" style:font-size-asian="14pt" style:font-size-complex="14pt"/>
    </style:style>
    <style:style style:name="P7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de502" style:font-size-asian="14pt" style:font-size-complex="14pt"/>
    </style:style>
    <style:style style:name="P7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e4a06" style:font-size-asian="14pt" style:font-size-complex="14pt"/>
    </style:style>
    <style:style style:name="P7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e4a06" style:font-size-asian="14pt" style:font-size-complex="14pt"/>
    </style:style>
    <style:style style:name="P7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4pt" officeooo:rsid="00262a30" officeooo:paragraph-rsid="002b45da" style:font-size-asian="14pt" style:font-size-complex="14pt"/>
    </style:style>
    <style:style style:name="P74" style:family="paragraph" style:parent-style-name="Standard">
      <style:paragraph-properties fo:margin-left="0cm" fo:margin-right="0cm" fo:margin-top="0cm" fo:margin-bottom="0.49cm" style:contextual-spacing="false" fo:line-height="100%" fo:text-align="justify" style:justify-single-word="false" fo:text-indent="0cm" style:auto-text-indent="false"/>
      <style:text-properties style:font-name="Times New Roman" fo:font-size="14pt" officeooo:rsid="00262a30" officeooo:paragraph-rsid="002b45da" style:font-size-asian="14pt" style:font-size-complex="14pt"/>
    </style:style>
    <style:style style:name="P75" style:family="paragraph" style:parent-style-name="Standard">
      <style:paragraph-properties fo:margin-left="0cm" fo:margin-right="0cm" fo:margin-top="0cm" fo:margin-bottom="0.49cm" style:contextual-spacing="false" fo:line-height="100%" fo:text-align="justify" style:justify-single-word="false" fo:text-indent="0cm" style:auto-text-indent="false"/>
      <style:text-properties style:font-name="Times New Roman" fo:font-size="14pt" officeooo:rsid="00262a30" officeooo:paragraph-rsid="002fcea5" style:font-size-asian="14pt" style:font-size-complex="14pt"/>
    </style:style>
    <style:style style:name="P7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fcea5"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style:style style:name="T7" style:family="text">
      <style:text-properties officeooo:rsid="0025ff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1">Вывести в читабельном виде информацию по аппаратному оборудованию системы (SMBIOS / DMI): # hdparm -i /dev/hda</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1">Необходимые действия для гостя, при изменении диска, MBR диск / несколько разделов / parted:</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1">Dashlane - менеджер + генератор сложных паролей.</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1">* stap - скриптовый язык и инструмент для комплексной диагностики ядра и процессов Linux</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1">* slabtop - информация о заполнении SLAB-кэша</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6"><text:s text:c="2"/># Send an email alert with detailed disk usage informatio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6">Сколько служебных</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6">sudo tail -f /var/log/auth.log <text:s/># Логи аутентификации</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text:p text:style-name="P29">Подборка антивирусного софта с открытым исходным кодом:</text:p>
      <text:p text:style-name="P26">1. ClamAV</text:p>
      <text:p text:style-name="P26">2. Bitdefender (https://www.bitdefender.com/en-us/consumer/free-antivirus)</text:p>
      <text:p text:style-name="P26">3. MoonSecure <text:s text:c="2"/>(https://moonsecure.org/df/)</text:p>
      <text:p text:style-name="P26">4. The OpenAntivirus Project <text:s/>(https://sourceforge.net/projects/openantivirus/)</text:p>
      <text:p text:style-name="P26">5. The Rootkit Hunter (https://rkhunter.sourceforge.net/)</text:p>
      <text:p text:style-name="P26">Онлайн инструменты:</text:p>
      <text:p text:style-name="P26">Hybrid Analysis (https://www.hybrid-analysis.com/) </text:p>
      <text:p text:style-name="P26">Virus Total (https://www.virustotal.com/gui/home/upload)</text:p>
      <text:p text:style-name="P28">MetaDefender Cloud</text:p>
      <text:p text:style-name="P26">Как узнать, какими процессами используется раздел?</text:p>
      <text:p text:style-name="P26">lsof | grep /media/whatever</text:p>
      <text:p text:style-name="P28">fuser -mv /path/to/mountpoint</text:p>
      <text:p text:style-name="P26">8 бесплатных гайдов, которые реально научат вас работать с ИИ - без воды и лишнего маркетинга. Подборка из самых полезных материалов по ИИ от OpenAI, Google, Anthropic и Kaggle. Все - на английском, бесплатно и с прикладным уклоном: как писать промпты, запускать агентов, внедрять ИИ в процессы и не лажать с этикой:</text:p>
      <text:p text:style-name="P26">1. Prompting 101 (Google): быстрый старт по созданию промптов: как формулировать запросы, структурировать инструкции и получать стабильные результаты. Идеально для новичков. Ссылка на курс - тут (https://services.google.com/fh/files/misc/gemini-for-google-workspace-prompting-guide-101.pdf)</text:p>
      <text:p text:style-name="P26">2. Building AI Agents (OpenAI): пошаговый гайд по созданию ИИ-агентов - от идеи до архитектуры. Объясняют, какие задачи агент должен решать, как его обучать и запускать в прод. Ссылка на курс - тут (https://cdn.openai.com/business-guides-and-resources/a-practical-guide-to-building-agents.pdf)</text:p>
      <text:p text:style-name="P26">3. Claude Code Best Practices (Anthropic): руководство по написанию надежного кода с помощью ИИ: как правильно взаимодействовать с Claude, структурировать задачи и тестировать нейро-помощника. Ссылка на курс - тут (https://www.anthropic.com/engineering/claude-code-best-practices)</text:p>
      <text:p text:style-name="P26">4. Identifying &amp; Scaling AI Use Cases (OpenAI): как находить реальные кейсы для ИИ и внедрять их в процессы. Разбор типичных задач в компаниях и подходов к масштабированию. Ссылка на курс - тут (https://cdn.openai.com/business-guides-and-resources/identifying-and-scaling-ai-use-cases.pdf)</text:p>
      <text:p text:style-name="P32">5. Trusted AI for Business (Anthropic): гайд по построению этичных и безопасных ИИ-систем. Полезен для тех, кто работает с данными пользователей или разворачивает ИИ в бизнесе. Ссылка на курс - тут (https://assets.anthropic.com/m/66daaa23018ab0fd/original/Anthropic-enterprise-ebook-digital.pdf)</text:p>
      <text:p text:style-name="P33">6. AI in the Enterprise (OpenAI): про то, как внедрять ИИ в корпоративную среду без бюрократии. Есть шаблоны, фреймворки и конкретные примеры бизнес-задач. Ссылка на курс - тут (https://cdn.openai.com/business-guides-and-resources/ai-in-the-enterprise.pdf)</text:p>
      <text:p text:style-name="P26">7. The Agents Companion (Kaggle): подробный whitepaper по созданию агентов: технические детали, лучшие практики и готовые решения. Хорошая база для разработчиков. Ссылка на курс - тут (https://www.kaggle.com/whitepaper-agent-companion)</text:p>
      <text:p text:style-name="P28">8. Advanced Prompt Engineering (Google Drive): сборник продвинутых техник промпт-дизайна: цепочки рассуждений, роли, инструменты для тонкой настройки и повышения точности ответов. Ссылка на курс - тут (https://drive.google.com/file/d/1AbaBYbEa_EbPelsT40-vj64L-2IwUJHy/view)</text:p>
      <text:p text:style-name="P26">Поиск текста во множестве файлов. Если нужно найти, где в проекте встречается определённая строка (например, DB_PASSWORD), не лезь в каждый файл руками! Используй мощную связку grep: grep -rnw '/путь/к/папке' -e 'DB_PASSWORD'</text:p>
      <text:p text:style-name="P28">Пояснение: -r - рекурсивный поиск по подкаталогам; -n - показать номер строки; -w - искать точное слово (не подстроку); -e - указывает, что дальше идёт выражение для поиска. Хочешь исключить определённые директории, например .git: grep -rnw --exclude-dir={.git,node_modules} '/путь/к/папке' -e 'DB_PASSWORD'</text:p>
      <text:p text:style-name="P26">Если нужно удалить пустые директории, команда find справится с этим просто и эффективно: find . -type d -empty -exec rmdir -v {} +</text:p>
      <text:p text:style-name="P26">Разбор:</text:p>
      <text:p text:style-name="P26">-type d - ищет директории,</text:p>
      <text:p text:style-name="P26">-empty - выбирает только пустые,</text:p>
      <text:p text:style-name="P26">-exec rmdir -v {} + - удаляет найденные директории через rmdir с подробным выводом (-v).</text:p>
      <text:p text:style-name="P28">Важно: rmdir удалит только те каталоги, которые действительно пусты, так что это безопасный способ очистки. Альтернативный, более краткий вариант той же задачи: find . -type d -empty -delete. Здесь -delete автоматически удаляет все найденные пустые директории.</text:p>
      <text:p text:style-name="P26">Фундамент ИИ - мастхев в 2025 году. Неважно, кто вы: проджект, маркетолог, дизайнер, аналитик или фаундер.</text:p>
      <text:p text:style-name="P26">Если вы работаете головой - базовые знания по AI/ML вам уже нужны. Не потому что это модно, а потому что иначе вы просто не поймете, как с этим работать.</text:p>
      <text:p text:style-name="P26">Как написать промпт, который сработает;</text:p>
      <text:p text:style-name="P26">Как объяснить ИИ, что ты хочешь;</text:p>
      <text:p text:style-name="P26">Как встроить ML в продукт или процесс.</text:p>
      <text:p text:style-name="P32">Вот четкая дорожная карта из бесплатных ресурсов, чтобы прокачаться с полного нуля:</text:p>
      <text:p text:style-name="P33">AI for Everyone (https://www.coursera.org/learn/ai-for-everyone) от Andrew Ng - база, которая объяснит, как ИИ работает и где его применять.</text:p>
      <text:p text:style-name="P26">AI Fluency (https://www.anthropic.com/ai-fluency) от Anthropic - объясняют принципы ИИ, как думать как инженер - простыми словами.</text:p>
      <text:p text:style-name="P26">Generative AI for Beginners (https://microsoft.github.io/generative-ai-for-beginners) от Microsoft - про текст, картинки и голос. Все, что делает ChatGPT - откуда оно берется и как использовать.</text:p>
      <text:p text:style-name="P26">AI Python for Beginners (https://www.coursera.org/learn/ai-python-for-beginners) от Andrew Ng - если хотите хоть НЕМНОГО понимать код, не быть «тем, кто просто стоит рядом».</text:p>
      <text:p text:style-name="P26">AI with Python (https://pll.harvard.edu/course/cs50s-introduction-artificial-intelligence-python) от Harvard - курс о том, как строить ИИ, если вы хотите разобраться чуть глубже.</text:p>
      <text:p text:style-name="P26">Machine Learning (https://www.edx.org/learn/machine-learning/harvard-university-data-science-machine-learning) от Harvard - про модели, данные и то, как делать точные предсказания.</text:p>
      <text:p text:style-name="P26">Neural Networks: Zero to Hero (https://karpathy.ai/zero-to-hero.html) от Andrej Karpathy - культовая серия лекций от бывшего директора AI в Tesla. Глубоко, но понятно.</text:p>
      <text:p text:style-name="P28">LLMs, RAGs, AI-агенты в реальных кейсах (https://github.com/patchy631/ai-engineering-hub) - как работают нейросети в продуктах - на практике.</text:p>
      <text:p text:style-name="P26">Bash-скрипт для выполнения дампа всех баз данных MySQL, используемых на сервере.</text:p>
      <text:p text:style-name="P26">1- Для запуска скрипта необходимо дать права на исполнение скрипту командой chmod +x dump_all_databases.sh.</text:p>
      <text:p text:style-name="P26">2- Запустить скрипт выполнив одну из следующих команд:</text:p>
      <text:p text:style-name="P26">./dump_all_databases.sh</text:p>
      <text:p text:style-name="P26">sh dump_all_databases.sh</text:p>
      <text:p text:style-name="P26">bash dump_all_databases.sh</text:p>
      <text:p text:style-name="P26">3- Дождататься, когда выполниться процесс. Дампы будут сохранены в формате YYYYMMDD.name_db.sql.</text:p>
      <text:p text:style-name="P26">#!/usr/bin/env bash</text:p>
      <text:p text:style-name="P26">databases=`mysql -e "SHOW DATABASES;" | tr -d "| " | grep -v Database`</text:p>
      <text:p text:style-name="P26">for db in $databases; do</text:p>
      <text:p text:style-name="P26"><text:s text:c="4"/>if [[ "$db" != "information_schema" ]] &amp;&amp; [[ "$db" != "performance_schema" ]] &amp;&amp; [[ "$db" != "mysql" ]] &amp;&amp; [[ "$db" != _* ]] ; then</text:p>
      <text:p text:style-name="P26"><text:s text:c="8"/>echo "Dumping database: $db"</text:p>
      <text:p text:style-name="P26"><text:s text:c="8"/>mysqldump --databases $db &gt; `date +%Y%m%d`.$db.sql</text:p>
      <text:p text:style-name="P26"><text:s text:c="7"/># gzip $OUTPUT/`date +%Y%m%d`.$db.sql</text:p>
      <text:p text:style-name="P26"><text:s text:c="4"/>fi</text:p>
      <text:p text:style-name="P26">done</text:p>
      <text:p text:style-name="P29">Осваиваем любой навык в 10 раз быстрее без платных онлайн-курсов:</text:p>
      <text:p text:style-name="P26">Составь мне 30-дневный учебный план, чтобы освоить [навык] с поэтапным переходом от новичка до продвинутого.</text:p>
      <text:p text:style-name="P26">Разбей [навык] на ежедневные 10-минутные уроки. Каждый должен включать теорию, пример и мини-задание.</text:p>
      <text:p text:style-name="P26">Перечисли самые частые ошибки новичков при изучении [навык] и объясни, как их избежать, используя более умные техники.</text:p>
      <text:p text:style-name="P26">Составь 5 мини-проектов, где можно применить [навык] на практике для ускоренного обучения через действие.</text:p>
      <text:p text:style-name="P26">Проведи опрос по теме [вставь тему]: включи тесты с выбором ответа, заполнением пропусков и ситуационные вопросы.</text:p>
      <text:p text:style-name="P26">Выступи как эксперт по [навык]. Вот моя работа: [вставь]. Дай честную обратную связь и рекомендации по улучшению.</text:p>
      <text:p text:style-name="P28">Создай трекер навыков, чтобы я мог фиксировать прогресс, оценивать уровень и получать рекомендации по следующим шагам на основе сильных/слабых сторон.</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6">Сохранение вывода команды top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d’, как показано ниже: top -n 5 -d 4 -b &gt;/backup/output_1.txt. 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6">-b : Работа в пакетном режиме (Запуск команды top в пакетном режиме для перенаправления вывода в другие программы или в файл)</text:p>
      <text:p text:style-name="P26">-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34">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35">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6">/dev/sda5: UUID="1efdbdda-df38-4f60-bb2c-81996eff323c" TYPE="swap" </text:p>
      <text:p text:style-name="P26">/dev/sda6: UUID="1eab3a42-b6c3-44e5-9e18-2ff284ecfba3" TYPE="ext4" </text:p>
      <text:p text:style-name="P26">/dev/sda7: LABEL="Data" UUID="5F573D4D2CFD981F" TYPE="ntfs"</text:p>
      <text:p text:style-name="P26">Для того чтобы подключить диск Data, который является 7-м разделом с файловой системой NTFS, редактируем /etc/fstab: sudo gedit /etc/fstab &amp;</text:p>
      <text:p text:style-name="P26">Раздел NTFS. Добавляем в fstab запись с соответствующим UUID: UUID=5F573D4D2CFD981F /media/5F573D4D2CFD981F ntfs-3g rw,users,locale=ru_RU.UTF-8 0 0</text:p>
      <text:p text:style-name="P26">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6">Тогда добавляемая в fstab запись будет выглядеть так: UUID=5F573D4D2CFD981F /media/WinData ntfs-3g rw,users,locale=ru_RU.UTF-8 0 0</text:p>
      <text:p text:style-name="P26">Раздел FAT и FAT32. Монтируем в каталог /media/Patition-FAT32, добавляя запись: UUID=номер_UUID /media/Patition-FAT32 vfat shortname=mixed,codepage=850,umask=002,uid=1000,gid=100,noauto,user 0 0</text:p>
      <text:p text:style-name="P28">Раздел Ext4. Монтируем в каталог /media/Ubuntu20: UUID=номер_UUID /media/Ubuntu20 ext4 rw,users 0 0. Теперь после перезагрузки указанные в fstab диски будут автоматически примонтированы и доступны для приложений.</text:p>
      <text:p text:style-name="P26">Собираем ПК с удовольствием:</text:p>
      <text:p text:style-name="P26">1. Technical city (https://technical.city/ru) - сервис, который поможет сравнить комплектующие и покажет, как работают различные сборки и какие игры они потянут. Позволяет собрать комп прямо в браузере, увидеть характеристики и оценить потенциальный FPS в современных играх. </text:p>
      <text:p text:style-name="P26">2. Конфигураторы от различного сетевого ретейла помогут лучше ориентироваться в текущих ценах: Regard (https://www.regard.ru/configurator), DNS (https://www.dns-shop.ru/configurator/?utm_medium=organic&amp;utm_source=google&amp;utm_referrer=https%3A%2F%2Fwww.google.com%2F), HyperPC (https://hyperpc.ru/configurator), Ситилинк (https://www.citilink.ru/configurator/), Edelws (https://edelws.ru/constructor/), Ironbook. (https://www.ironbook.ru/constructor/)</text:p>
      <text:p text:style-name="P28"><text:soft-page-break/>3. Полезный лайфхак: на этой странице (https://3dnews.ru/editorial/comp), внизу, можно найти список ежемесячных сборок от журнала 3D News. К слову, я так и собирал свой ПК, там очень удачные варианты.</text:p>
      <text:p text:style-name="P28">Совет дня для Linux: используйте column для красивого вывода: $ column -t -s',' Выравнивает CSV-данные по чистым столбцам.</text:p>
      <text:p text:style-name="P26">10 полезных регулярных выражений для админов. Регулярки - мощный инструмент для поиска и обработки текста в Linux:</text:p>
      <text:p text:style-name="P26">1. Найти все IP-адреса в файле: grep -Eo '([0-9]{1,3}\.){3}[0-9]{1,3}' file.log</text:p>
      <text:p text:style-name="P26">2. Найти строки с email-адресами: grep -E '[a-zA-Z0-9._%+-]+@[a-zA-Z0-9.-]+\.[a-zA-Z]{2,}' file.txt</text:p>
      <text:p text:style-name="P26">3. Удалить пустые строки: sed -i '/^$/d' file.txt</text:p>
      <text:p text:style-name="P26">4. Найти строки, начинающиеся с #: grep -E '^#' file.conf</text:p>
      <text:p text:style-name="P26">5. Найти строки, не содержащие слово ERROR: grep -Ev 'ERROR' file.log</text:p>
      <text:p text:style-name="P26">6. Заменить все цифры на символ *: sed -E 's/[0-9]/*/g' file.txt</text:p>
      <text:p text:style-name="P26">7. Удалить комментарии и пустые строки: grep -Ev '^\s*#|^\s*$' file.conf</text:p>
      <text:p text:style-name="P26">8. Найти все URL: grep -Eo 'https?://[^ ]+' file.txt</text:p>
      <text:p text:style-name="P26">9. Найти строки длиной больше 100 символов: grep -E '.{100,}' file.txt</text:p>
      <text:p text:style-name="P26">10. Извлечь доменные имена из email: grep -Eo '@[a-zA-Z0-9.-]+\.[a-zA-Z]{2,}' file.txt</text:p>
      <text:p text:style-name="P28">Тестируйте регулярки в реальном времени с grep -E или онлайн-сервисами типа regex101.com.</text:p>
      <text:p text:style-name="P26">Мониторинг занятости диска с алертом на почту. Хотите, чтобы сервер сам предупреждал вас при нехватке свободного места на диске? Никидал простой bash-скрипт, который отправит письмо, если свободного места останется меньше 10%:</text:p>
      <text:p text:style-name="P26">#!/bin/bash</text:p>
      <text:p text:style-name="P26"># автор: https://t.me/bash_srv</text:p>
      <text:p text:style-name="P26"># Порог в % (если меньше - шлём алерт)</text:p>
      <text:p text:style-name="P26">THRESHOLD=10</text:p>
      <text:p text:style-name="P26">EMAIL="admin@example.com"</text:p>
      <text:p text:style-name="P26"># Получаем список всех точек монтирования</text:p>
      <text:p text:style-name="P26">df -hP | grep -vE '^Filesystem' | while read line; do</text:p>
      <text:p text:style-name="P26"><text:s text:c="2"/>USAGE=$(echo $line | awk '{print $5}' | tr -d '%')</text:p>
      <text:p text:style-name="P26"><text:s text:c="2"/>MOUNT=$(echo $line | awk '{print $6}')</text:p>
      <text:p text:style-name="P26"><text:s text:c="2"/>if [ "$USAGE" -ge $((100 - THRESHOLD)) ]; then</text:p>
      <text:p text:style-name="P26"><text:s text:c="4"/>echo -e "На сервере $(hostname)\nМонтирование: $MOUNT\nЗанято: $USAGE%" | \</text:p>
      <text:p text:style-name="P26"><text:s text:c="4"/>mail -s "Мало места на диске $MOUNT" "$EMAIL"</text:p>
      <text:p text:style-name="P26"><text:s text:c="2"/>fi</text:p>
      <text:p text:style-name="P36">done</text:p>
      <text:p text:style-name="P37">Как использовать:</text:p>
      <text:p text:style-name="P36">1. Убедитесь, что установлен mailx (или mail).</text:p>
      <text:p text:style-name="P26">2. Измените переменную EMAIL на свой адрес.</text:p>
      <text:p text:style-name="P28">3. Добавьте скрипт в cron, чтобы он выполнялся, например, каждый час.</text:p>
      <text:p text:style-name="P26">Шпаргалка для сисадмина: SSH + Безопасность. Подключение и передача файлов. Подключение к серверу: ssh user@host; Копирование файла: scp file.txt user@host:/path/; SFTP-сессия: sftp user@host; Синхронизация директорий: rsync -avz -e ssh /local/path user@host:/remote/path; </text:p>
      <text:p text:style-name="P26">Настройка /etc/ssh/sshd_config:</text:p>
      <text:p text:style-name="P26">Port 2222 <text:s text:c="15"/># Меняем порт</text:p>
      <text:p text:style-name="P26">PermitRootLogin no <text:s text:c="6"/># Запрет root-входа</text:p>
      <text:p text:style-name="P26">PasswordAuthentication no <text:s/># Только по ключам</text:p>
      <text:p text:style-name="P26">MaxAuthTries 3 <text:s text:c="10"/># Лимит попыток входа</text:p>
      <text:p text:style-name="P26">AllowUsers admin user1 <text:s text:c="2"/># Белый список пользователей</text:p>
      <text:p text:style-name="P26">Перезапуск: systemctl restart sshd.</text:p>
      <text:p text:style-name="P26">Ключи SSH. Генерация ключа: ssh-keygen -t ed25519 -C "admin@myserver"; Установка ключа на сервер: ssh-copy-id -i ~/.ssh/id_ed25519.pub user@host.</text:p>
      <text:p text:style-name="P26">Fail2Ban. Установка и запуск:</text:p>
      <text:p text:style-name="P26">apt install fail2ban <text:s text:c="5"/># Debian/Ubuntu</text:p>
      <text:p text:style-name="P26">yum install fail2ban <text:s text:c="5"/># CentOS/RHEL</text:p>
      <text:p text:style-name="P26">systemctl enable --now fail2ban</text:p>
      <text:p text:style-name="P26">Конфиг /etc/fail2ban/jail.local:</text:p>
      <text:p text:style-name="P26">[sshd]</text:p>
      <text:p text:style-name="P26">enabled = true</text:p>
      <text:p text:style-name="P26">port <text:s text:c="3"/>= 2222</text:p>
      <text:p text:style-name="P26">filter <text:s/>= sshd</text:p>
      <text:p text:style-name="P26">maxretry = 3</text:p>
      <text:p text:style-name="P26">bantime <text:s/>= 3600</text:p>
      <text:p text:style-name="P26">Firewall. UFW:</text:p>
      <text:p text:style-name="P26">ufw allow 2222/tcp</text:p>
      <text:p text:style-name="P26">ufw enable</text:p>
      <text:p text:style-name="P26">ufw status</text:p>
      <text:p text:style-name="P26">iptables:</text:p>
      <text:p text:style-name="P26">iptables -A INPUT -p tcp --dport 2222 -j ACCEPT</text:p>
      <text:p text:style-name="P26">iptables -A INPUT -j DROP</text:p>
      <text:p text:style-name="P26">firewalld:</text:p>
      <text:p text:style-name="P26">firewall-cmd --permanent --add-port=2222/tcp</text:p>
      <text:p text:style-name="P26">firewall-cmd --reload</text:p>
      <text:p text:style-name="P36">Советы по безопасности: Не пускаем root по SSH; Только ключи, никаких паролей; Ставим нестандартный порт; Лимитируем доступ по IP; Включаем Fail2Ban.</text:p>
      <text:p text:style-name="P37">Мониторинг нагрузки на сервер. Иногда нужно быстро понять, какие процессы сильнее всего нагружают систему. Этот скрипт выводит топ-5 «прожорливых» процессов по CPU и RAM</text:p>
      <text:p text:style-name="P26">#!/bin/bash</text:p>
      <text:p text:style-name="P26"># автор: https://t.me/bash_srv</text:p>
      <text:p text:style-name="P26">echo "=== Топ-5 процессов по CPU ==="</text:p>
      <text:p text:style-name="P26">ps -eo pid,ppid,cmd,%cpu --sort=-%cpu | head -n 6</text:p>
      <text:p text:style-name="P26">echo ""</text:p>
      <text:p text:style-name="P26">echo "=== Топ-5 процессов по RAM ==="</text:p>
      <text:p text:style-name="P26">ps -eo pid,ppid,cmd,%mem --sort=-%mem | head -n 6</text:p>
      <text:p text:style-name="P26">Как использовать:</text:p>
      <text:p text:style-name="P26">1. Сохраните в файл, например top_procs.sh</text:p>
      <text:p text:style-name="P26">2. Сделайте исполняемым: chmod +x top_procs.sh</text:p>
      <text:p text:style-name="P28">3. Запускайте при необходимости: ./top_procs.sh</text:p>
      <text:p text:style-name="P26">Эффективный разбор лог-файлов Linux, 15 примеров, которые администраторы Linux могут использовать ежедневно:</text:p>
      <text:p text:style-name="P26">1/ Поиск определенного текста в файле журнала: grep "error" /var/log/syslog. Эта команда ищет слово "error" в файле syslog.</text:p>
      <text:p text:style-name="P26">2/ Подсчитайте вхождения определенного шаблона: grep -c "error" /var/log/syslog. Эта команда подсчитывает вхождения слова "error" в файл syslog.</text:p>
      <text:p text:style-name="P26">3/ Отфильтруйте журналы по диапазону дат: grep "Apr 1" /var/log/syslog. Эта команда фильтрует записи syslog за 1 апреля.</text:p>
      <text:p text:style-name="P26">4/ Просматривайте журналы в режиме реального времени: tail -f /var/log/syslog. Эта команда позволяет следить за файлом syslog в режиме реального времени.</text:p>
      <text:p text:style-name="P26">5/ Найдите наиболее часто встречающиеся ошибки: grep "error" /var/log/syslog | sort | uniq -c | sort -nr. Эта команда подсчитывает и сортирует наиболее частые сообщения об ошибках.</text:p>
      <text:p text:style-name="P26">6/ Выполните поиск в нескольких файлах журнала одновременно: grep "error" /var/log/syslog /var/log/nginx/error.log. Эта команда ищет "error" в журналах ошибок syslog и Nginx.</text:p>
      <text:p text:style-name="P26">7/ Извлеките определенные поля из записей журнала: awk '{print $4, $6}' /var/log/nginx/access.log. Эта команда извлекает и выводит определенные поля из записей журнала доступа Nginx.</text:p>
      <text:p text:style-name="P26">8/ Поиск IP-адресов: grep -oE "\b([0-9]{1,3}\.){3}[0-9]{1,3}\b" /var/log/nginx/access.log. Эта команда извлекает IP-адреса из записей журнала доступа Nginx.</text:p>
      <text:p text:style-name="P26">9/ Определите основные шаблоны доступа: awk '{print $7}' /var/log/nginx/access.log | sort | uniq -c | sort -nr. Эта команда определяет наиболее часто используемые URL-адреса в журналах доступа Nginx.</text:p>
      <text:p text:style-name="P36">10/ Поиск определенных кодов состояния HTTP: grep "404" /var/log/nginx/access.log. Эта команда ищет ошибки HTTP 404 в журналах доступа Nginx.</text:p>
      <text:p text:style-name="P37">11/ Определите основных потребителей трафика: awk '{print $10, $7}' /var/log/nginx/access.log | sort -rh | head. Эта команда определяет URL-адреса с наибольшим потреблением трафика в журналах доступа Nginx.</text:p>
      <text:p text:style-name="P26">12/ Фильтруйте журналы по IP-адресу источника: grep "192.168.1.100" /var/log/auth.log. Эта команда фильтрует журналы аутентификации по определенному IP-адресу.</text:p>
      <text:p text:style-name="P26">13/ Поиск неудачных попыток входа в систему: grep "Failed password" /var/log/auth.log. Эта команда ищет неудачные попытки входа в систему SSH в журналах auth.</text:p>
      <text:p text:style-name="P26">14/ Проверьте время запуска и выключения системы: grep "systemd" /var/log/syslog | grep "Starting" | grep "Stopping". Эта команда извлекает события запуска и выключения системы из syslog.</text:p>
      <text:p text:style-name="P28">15/ Найдите процессы, потребляющие большое количество CPU: grep "CPU" /var/log/syslog. Эта команда помогает выявить процессы, вызывающие повышенное потребление ЦП, в системных журналах.</text:p>
      <text:p text:style-name="P26">Если вам трудно читать директории в переменной \$PATH, используйте команду tr, чтобы заменить двоеточия (":") на символы новой строки ("n") и отобразить их построчно: echo $PATH | tr ":" "\n"</text:p>
      <text:p text:style-name="P26">Windows Server начал вести себя странно - пользователи жалуются, что вход по RDP занимает целую вечность. Сервисы работают, сеть стабильная, но авторизация тупит жутко. Оказалось, что дело в перегруженном профиле пользователя. Когда в профиле копятся гигабайты мусора (кэш браузеров, временные файлы, старые AppData), система тратит уйму времени на его прогрузку. Быстро посмотреть размеры профилей можно через PowerShell:</text:p>
      <text:p text:style-name="P28">Get-CimInstance Win32_UserProfile | </text:p>
      <text:p text:style-name="P26">Select-Object LocalPath,@{Name="SizeGB";Expression={"{0:N2}" -f (($_.GetDiskUsage().Size)/1GB)}} | </text:p>
      <text:p text:style-name="P26">Sort-Object SizeGB -Descending | </text:p>
      <text:p text:style-name="P26">Out-GridView</text:p>
      <text:p text:style-name="P28">Эта команда выдаст список профилей и их размер в гигабайтах. Очень наглядно видно, чей профиль «разжирел» и тормозит загрузку. Решение простое: либо чистим профиль, либо выносим тяжелые данные на сетевые диски. В особо запущенных случаях - удаляем и создаем новый профиль (но аккуратно, чтобы пользователь не потерял важное).</text:p>
      <text:p text:style-name="P26">Если нужно удалить пустые каталоги, команда find упрощает задачу: $ find . -type d -empty -exec rmdir -v {} +</text:p>
      <text:p text:style-name="P26">Опция -type d ищет каталоги,</text:p>
      <text:p text:style-name="P26">-empty выбирает только пустые,</text:p>
      <text:p text:style-name="P26">а -exec rmdir {} запускает команду rmdir для их удаления.</text:p>
      <text:p text:style-name="P38">Команда rmdir дополнительно проверяет, что каталог пуст, перед удалением. Альтернативный вариант для того же результата: $ find . -type d -empty -delete</text:p>
      <text:p text:style-name="P39">На днях поймал «скрытый» источник проблем: сервер вроде живой, патчи ставятся, но после обновлений часть софта ведёт себя странно. Виновник - ожидающая перезагрузка (pending reboot), про которую забыли. Решил поделиться быстрой проверкой по паре десятков машин. Функция PowerShell, которая показывает признаки pending reboot локально или удалённо (через WinRM):</text:p>
      <text:p text:style-name="P26">function Test-PendingReboot {</text:p>
      <text:p text:style-name="P26"><text:s text:c="4"/>[CmdletBinding()]</text:p>
      <text:p text:style-name="P26"><text:s text:c="4"/>param(</text:p>
      <text:p text:style-name="P26"><text:s text:c="8"/>[string[]]$ComputerName = $env:COMPUTERNAME</text:p>
      <text:p text:style-name="P26"><text:s text:c="4"/>)</text:p>
      <text:p text:style-name="P26"><text:s text:c="4"/>Invoke-Command -ComputerName $ComputerName -ScriptBlock {</text:p>
      <text:p text:style-name="P26"><text:s text:c="8"/>$cbs = Test-Path 'HKLM:\SOFTWARE\Microsoft\Windows\CurrentVersion\Component Based Servicing\RebootPending'</text:p>
      <text:p text:style-name="P26"><text:s text:c="8"/>$wu <text:s/>= Test-Path 'HKLM:\SOFTWARE\Microsoft\Windows\CurrentVersion\WindowsUpdate\Auto Update\RebootRequired'</text:p>
      <text:p text:style-name="P26"><text:s text:c="8"/>$pfr = (Get-ItemProperty -Path 'HKLM:\SYSTEM\CurrentControlSet\Control\Session Manager' `</text:p>
      <text:p text:style-name="P26"><text:s text:c="16"/>-Name 'PendingFileRenameOperations' -ErrorAction SilentlyContinue</text:p>
      <text:p text:style-name="P26"><text:s text:c="15"/>).PendingFileRenameOperations</text:p>
      <text:p text:style-name="P26"><text:s text:c="8"/>$pendingFile = ($pfr -is [array] -and $pfr.Count -gt 0) -or ($pfr -is [string] -and $pfr.Length -gt 0)</text:p>
      <text:p text:style-name="P26"><text:s text:c="8"/>$rename = (Get-ItemProperty 'HKLM:\SYSTEM\CurrentControlSet\Control\ComputerName\ActiveComputerName' `</text:p>
      <text:p text:style-name="P26"><text:s text:c="20"/>-Name 'ComputerName' -ErrorAction SilentlyContinue</text:p>
      <text:p text:style-name="P26"><text:s text:c="18"/>).ComputerName -ne</text:p>
      <text:p text:style-name="P26"><text:s text:c="18"/>(Get-ItemProperty 'HKLM:\SYSTEM\CurrentControlSet\Control\ComputerName\ComputerName' `</text:p>
      <text:p text:style-name="P26"><text:s text:c="20"/>-Name 'ComputerName' -ErrorAction SilentlyContinue</text:p>
      <text:p text:style-name="P26"><text:s text:c="18"/>).ComputerName</text:p>
      <text:p text:style-name="P26"><text:s text:c="8"/>[PSCustomObject]@{</text:p>
      <text:p text:style-name="P26"><text:s text:c="12"/>ComputerName <text:s/>= $env:COMPUTERNAME</text:p>
      <text:p text:style-name="P26"><text:s text:c="12"/>CBS <text:s text:c="10"/>= $cbs</text:p>
      <text:p text:style-name="P26"><text:s text:c="12"/>WindowsUpdate = $wu</text:p>
      <text:p text:style-name="P26"><text:s text:c="12"/>PendingFile <text:s text:c="2"/>= $pendingFile</text:p>
      <text:p text:style-name="P26"><text:s text:c="12"/>Rename <text:s text:c="7"/>= $rename</text:p>
      <text:p text:style-name="P26"><text:s text:c="12"/>Pending <text:s text:c="6"/>= $cbs -or $wu -or $pendingFile -or $rename</text:p>
      <text:p text:style-name="P26"><text:s text:c="8"/>}</text:p>
      <text:p text:style-name="P26"><text:s text:c="4"/>} | Sort-Object Pending -Descending, ComputerName</text:p>
      <text:p text:style-name="P26">}</text:p>
      <text:p text:style-name="P26">Пример использования по списку серверов и экспорт в отчёт:</text:p>
      <text:p text:style-name="P38">$servers = 'srv01','srv02','srv03'</text:p>
      <text:p text:style-name="P39">Test-PendingReboot -ComputerName $servers |</text:p>
      <text:p text:style-name="P26"><text:s text:c="4"/>Tee-Object -FilePath .\PendingReboot.csv</text:p>
      <text:p text:style-name="P26">Аккуратный перезапуск только тех, у кого Pending -eq $true (сначала обязательно с -WhatIf!):</text:p>
      <text:p text:style-name="P26">$toReboot = Test-PendingReboot -ComputerName $servers | Where-Object Pending</text:p>
      <text:p text:style-name="P26">$toReboot.ComputerName | Restart-Computer -Force -Wait -For PowerShell -Timeout 600 -Delay 5 -WhatIf</text:p>
      <text:p text:style-name="P28">Итог: такой мини-аудит часто спасает от «мистики» после патчей и помогает планировать окна на рестарт</text:p>
      <text:p text:style-name="P26">Пример Bash-скрипта, который выполняет следующие задачи:</text:p>
      <text:p text:style-name="P26">1. Проверяет доступность важного веб-сервера.</text:p>
      <text:p text:style-name="P26">2. Проверяет использование дискового пространства.</text:p>
      <text:p text:style-name="P26">3. Делает бэкап указанных директорий.</text:p>
      <text:p text:style-name="P26">4. Отправляет отчет на электронную почту администратора.</text:p>
      <text:p text:style-name="P26">Пример скрипта:</text:p>
      <text:p text:style-name="P26">#!/bin/bash</text:p>
      <text:p text:style-name="P26"># Установки</text:p>
      <text:p text:style-name="P26">WEB_SERVER="https://example.com"</text:p>
      <text:p text:style-name="P26">BACKUP_DIR="/backup"</text:p>
      <text:p text:style-name="P26">TARGET_DIRS="/var/www /etc"</text:p>
      <text:p text:style-name="P26">DISK_USAGE_THRESHOLD=90</text:p>
      <text:p text:style-name="P26">ADMIN_EMAIL="admin@example.com"</text:p>
      <text:p text:style-name="P26">DATE=$(date +"%Y-%m-%d")</text:p>
      <text:p text:style-name="P26">BACKUP_FILE="$BACKUP_DIR/backup-$DATE.tar.gz"</text:p>
      <text:p text:style-name="P26"># Проверка доступности веб-сервера</text:p>
      <text:p text:style-name="P26">echo "Проверка доступности веб-сервера..."</text:p>
      <text:p text:style-name="P26">if curl -s --head $WEB_SERVER | grep "200 OK" &gt; /dev/null; then</text:p>
      <text:p text:style-name="P26"><text:s text:c="4"/>echo "Веб-сервер доступен."</text:p>
      <text:p text:style-name="P26">else</text:p>
      <text:p text:style-name="P26"><text:s text:c="4"/>echo "Внимание: Веб-сервер недоступен!" | mail -s "Проблема с веб-сервером" $ADMIN_EMAIL</text:p>
      <text:p text:style-name="P26">fi</text:p>
      <text:p text:style-name="P26"># Проверка дискового пространства</text:p>
      <text:p text:style-name="P26">echo "Проверка дискового пространства..."</text:p>
      <text:p text:style-name="P26">DISK_USAGE=$(df / | grep / | awk '{ print $5 }' | sed 's/%//g')</text:p>
      <text:p text:style-name="P26">if [ $DISK_USAGE -gt $DISK_USAGE_THRESHOLD ]; then</text:p>
      <text:p text:style-name="P26"><text:s text:c="4"/>echo "Внимание: Использование дискового пространства превысило $DISK_USAGE_THRESHOLD%!" | mail -s "Проблема с дисковым пространством" $ADMIN_EMAIL</text:p>
      <text:p text:style-name="P26">else</text:p>
      <text:p text:style-name="P26"><text:s text:c="4"/>echo "Дискового пространства достаточно."</text:p>
      <text:p text:style-name="P26">fi</text:p>
      <text:p text:style-name="P38"># Создание бэкапа</text:p>
      <text:p text:style-name="P39">echo "Создание бэкапа..."</text:p>
      <text:p text:style-name="P26">tar -czf $BACKUP_FILE $TARGET_DIRS</text:p>
      <text:p text:style-name="P26">if [ $? -eq 0 ]; then</text:p>
      <text:p text:style-name="P26"><text:s text:c="4"/>echo "Бэкап успешно создан: $BACKUP_FILE"</text:p>
      <text:p text:style-name="P26">else</text:p>
      <text:p text:style-name="P26"><text:s text:c="4"/>echo "Ошибка создания бэкапа!" | mail -s "Ошибка создания бэкапа" $ADMIN_EMAIL</text:p>
      <text:p text:style-name="P26">fi</text:p>
      <text:p text:style-name="P26"># Отправка отчета</text:p>
      <text:p text:style-name="P26">echo "Отправка отчета на $ADMIN_EMAIL..."</text:p>
      <text:p text:style-name="P26">REPORT="Отчет за $DATE\n\n"</text:p>
      <text:p text:style-name="P26">REPORT+="Статус веб-сервера: $(curl -s --head $WEB_SERVER | head -n 1)\n"</text:p>
      <text:p text:style-name="P26">REPORT+="Использование дискового пространства: $DISK_USAGE%\n"</text:p>
      <text:p text:style-name="P26">REPORT+="Расположение бэкапа: $BACKUP_FILE\n"</text:p>
      <text:p text:style-name="P26">echo -e $REPORT | mail -s "Ежедневный отчет системы" $ADMIN_EMAIL</text:p>
      <text:p text:style-name="P26">echo "Готово."</text:p>
      <text:p text:style-name="P26">Описание:</text:p>
      <text:p text:style-name="P26">1. Проверка веб-сервера: Используется команда curl, чтобы проверить, доступен ли сайт.</text:p>
      <text:p text:style-name="P26">2. Проверка дискового пространства: С помощью df и awk проверяется использование диска. Если превышен порог (90%), отправляется уведомление.</text:p>
      <text:p text:style-name="P26">3. Создание бэкапа: Команда tar архивирует и сжимает директории, которые указаны в переменной TARGET_DIRS.</text:p>
      <text:p text:style-name="P26">4. Отправка отчета: Отчет по всем операциям отправляется на почту администратора с помощью mail.</text:p>
      <text:p text:style-name="P26">Как использовать:</text:p>
      <text:p text:style-name="P26">1. Задайте нужные параметры, такие как адрес веб-сервера, директории для бэкапа, порог использования диска и email.</text:p>
      <text:p text:style-name="P26">2. Сделайте скрипт исполняемым: chmod +x /path/to/your/script.sh</text:p>
      <text:p text:style-name="P28">3. Добавьте скрипт в cron для выполнения на регулярной основе: crontab -e. Пример для выполнения каждый день в 00:00: 0 0 * * * /path/to/your/script.sh</text:p>
      <text:p text:style-name="P26">Получайте уведомления, когда ваши команды в терминале завершатся!</text:p>
      <text:p text:style-name="P26">$ sudo apt update; notify-send "Обновление завершено" "Обновления получены"</text:p>
      <text:p text:style-name="P28">Замените apt update на любую команду, выполнение которой займет время. Не забудьте сначала установить inotify-tools: $ sudo apt install inotify-tools</text:p>
      <text:p text:style-name="P26">Продолжаем тему просмотра последних ошибок из /var/log/messages:</text:p>
      <text:p text:style-name="P40">1️ Просмотреть только последние 100 строк и искать "error": tail -n 100 /var/log/messages | grep --color='auto' -i error - tail -n 100 - берёт последние 100 строк файла; grep -i error - ищет слово error без учёта регистра; --color='auto' - подсвечивает совпадения. Быстро увидеть свежие ошибки без прокрутки огромного лога.</text:p>
      <text:p text:style-name="P41">2️ Непрерывный мониторинг ошибок в реальном времени: tail -f /var/log/messages | grep --color='auto' -i error - tail -f - «следит» за файлом в реальном времени; при появлении новых строк с error они сразу выводятся. Удобно при отладке или наблюдении за системой.</text:p>
      <text:p text:style-name="P26">3️ С контекстом вокруг ошибок (по 3 строки до и после):grep -i -C 3 error /var/log/messages - -C 3 - выводит по 3 строки контекста до и после найденного совпадения.Помогает понять, что происходило вокруг ошибки.</text:p>
      <text:p text:style-name="P28">4 Показать только уникальные сообщения об ошибках: grep -i error /var/log/messages | sort | uniq - sort | uniq - убирает дубликаты, оставляя уникальные строки</text:p>
      <text:p text:style-name="P26">Трюк, который помогает выявить подозрительные подключения к вашему Windows-серверу - особенно актуально, если сервер доступен извне. Проверить активные входящие подключения можно командой:</text:p>
      <text:p text:style-name="P26">Get-NetTCPConnection -State Established | Where-Object { $_.RemoteAddress -ne '127.0.0.1' } | </text:p>
      <text:p text:style-name="P26">Select-Object LocalAddress, LocalPort, RemoteAddress, RemotePort, State, OwningProcess | </text:p>
      <text:p text:style-name="P26">Sort-Object -Property RemoteAddress</text:p>
      <text:p text:style-name="P26">А чтобы узнать, какой процесс стоит за каждым подключением, дополним это:</text:p>
      <text:p text:style-name="P26">Get-NetTCPConnection -State Established | </text:p>
      <text:p text:style-name="P26">Where-Object { $_.RemoteAddress -ne '127.0.0.1' } |</text:p>
      <text:p text:style-name="P26">ForEach-Object {</text:p>
      <text:p text:style-name="P26"><text:s text:c="4"/>$proc = Get-Process -Id $_.OwningProcess -ErrorAction SilentlyContinue</text:p>
      <text:p text:style-name="P26"><text:s text:c="4"/>[PSCustomObject]@{</text:p>
      <text:p text:style-name="P26"><text:s text:c="8"/>RemoteAddress = $_.RemoteAddress</text:p>
      <text:p text:style-name="P26"><text:s text:c="8"/>RemotePort <text:s text:c="3"/>= $_.RemotePort</text:p>
      <text:p text:style-name="P26"><text:s text:c="8"/>LocalPort <text:s text:c="4"/>= $_.LocalPort</text:p>
      <text:p text:style-name="P26"><text:s text:c="8"/>ProcessName <text:s text:c="2"/>= $proc.ProcessName</text:p>
      <text:p text:style-name="P26"><text:s text:c="8"/>PID <text:s text:c="10"/>= $_.OwningProcess</text:p>
      <text:p text:style-name="P26"><text:s text:c="4"/>}</text:p>
      <text:p text:style-name="P26">} | Sort-Object RemoteAddress</text:p>
      <text:p text:style-name="P26">Этот способ помогает быстро выявить:</text:p>
      <text:p text:style-name="P26">- необычные подключения к RDP или кастомным портам;</text:p>
      <text:p text:style-name="P26">- неизвестные процессы, которые “висят” в сети;</text:p>
      <text:p text:style-name="P26">- потенциальный бэкдор или троян.</text:p>
      <text:p text:style-name="P28">Поставьте это на регулярный мониторинг через таск или скрипт с логом в файл</text:p>
      <text:p text:style-name="P40">Команда findmnt.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text:p>
      <text:p text:style-name="P41">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 # findmnt</text:p>
      <text:p text:style-name="P26">Чтобы отобразить информацию в виде обычного списка, используйте параметр -l, как показано ниже: # findmnt -l</text:p>
      <text:p text:style-name="P26">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 # findmnt --fstab -t xfs или # findmnt --fstab -t ext4</text:p>
      <text:p text:style-name="P26">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 # findmnt --fstab /mnt/external/disk2 <text:s text:c="2"/>#this prints bind mounts where /mnt/external/disk2 is a source или # findmnt --fstab --target /mnt/external/disk2</text:p>
      <text:p text:style-name="P26">Выводим все файловые системы /etc/fstab и преобразовываем теги LABEL = и UUID = в реальные имена устройств, добавьте ключ – –evaluate: # findmnt --fstab --evaluate</text:p>
      <text:p text:style-name="P26">Отобразить только точку монтирования, в которой смонтирована файловая система с меткой «/ boot» или «/», используйте следующую команду.</text:p>
      <text:p text:style-name="P26"># findmnt -n --raw --evaluate --output=target LABEL=/boot или # findmnt -n --raw --evaluate --output=target LABEL=/</text:p>
      <text:p text:style-name="P26">Findmnt также позволяет отслеживать действия по монтированию, размонтированию, перемонтированию и перемещению каталога, например, в /mnt/test: # findmnt --poll --mountpoint /mnt/test</text:p>
      <text:p text:style-name="P28">Если вы хотите больше информации в выводе, используйте ключ –verbose: # findmnt --real --verbose</text:p>
      <text:p text:style-name="P26">Проверяем, включен ли Secure Boot на машине.</text:p>
      <text:p text:style-name="P26">Confirm-SecureBootUEFI</text:p>
      <text:p text:style-name="P26">Если вернёт True - Secure Boot активен. False - выключен. А если вылетает ошибка, значит либо UEFI не используется, либо железо/OS не поддерживают Secure Boot. Хочу напомнить, что Secure Boot - один из базовых элементов защиты от загрузки неподписанных (вредоносных) загрузчиков. Особенно актуально в среде, где есть автозагрузка ISO, PXE или кастомные live-образы. А чтобы прогнать это по сети - можно использовать PowerShell Remoting: Invoke-Command -ComputerName SERVER01 -ScriptBlock { Confirm-SecureBootUEFI }</text:p>
      <text:p text:style-name="P28">Либо через Enter-PSSession, если хотите вручную посмотреть на конкретной машине.</text:p>
      <text:p text:style-name="P26">Логи - Самые частые IP-адреса в access.log. Когда нужно быстро понять, кто чаще всего лупит по серверу - вот простой однострочник: awk '{print $1}' /var/log/nginx/access.log | sort | uniq -c | sort -nr | head</text:p>
      <text:p text:style-name="P26">Что делает:</text:p>
      <text:p text:style-name="P40">1. awk '{print $1}' - вытаскивает IP из первой колонки.</text:p>
      <text:p text:style-name="P41">2. sort и uniq -c - считает повторы.</text:p>
      <text:p text:style-name="P26">3. sort -nr | head - выводит топ-10 по частоте.</text:p>
      <text:p text:style-name="P26">Вывод будет примерно такой:</text:p>
      <text:p text:style-name="P26">152 192.168.1.10</text:p>
      <text:p text:style-name="P26">103 203.0.113.45</text:p>
      <text:p text:style-name="P26">87 172.16.0.5</text:p>
      <text:p text:style-name="P28">Подходит для NGINX, Apache и других web-логов с классическим форматом.</text:p>
      <text:p text:style-name="P26">Нужно было настроить автологин для одного стендового сервера в изолированной сети - без домена, без пользователей, просто чтобы поднимался нужный софт после перезагрузки. Решается это через редактирование реестра: <text:s/></text:p>
      <text:p text:style-name="P26">$RegPath = "HKLM:\SOFTWARE\Microsoft\Windows NT\CurrentVersion\Winlogon"</text:p>
      <text:p text:style-name="P26">Set-ItemProperty -Path $RegPath -Name "AutoAdminLogon" -Value "1"</text:p>
      <text:p text:style-name="P26">Set-ItemProperty -Path $RegPath -Name "DefaultUsername" -Value "UserName"</text:p>
      <text:p text:style-name="P26">Set-ItemProperty -Path $RegPath -Name "DefaultPassword" -Value "UserPassword"</text:p>
      <text:p text:style-name="P26">Set-ItemProperty -Path $RegPath -Name "DefaultDomainName" -Value "$env:COMPUTERNAME"</text:p>
      <text:p text:style-name="P28">Обратите внимание: пароль хранится в открытом виде в реестре (DefaultPassword), поэтому использовать это стоит только в безопасной среде. Есть ещё один способ - через netplwiz, но он не автоматизируется скриптами. А если хотите чуть безопаснее - можно использовать специальные учетные записи без доступа к сети и минимальными правами. После внесения изменений - либо ребут, либо shutdown /r /t 0 для применения.</text:p>
      <text:p text:style-name="P26">Если вдруг замечаете странную активность по RDP - сессии отваливаются, логов много, сервер грузится - самое время проверить, кто брутфорсит. Вот быстрый способ вытащить неудачные попытки входа по RDP через события:</text:p>
      <text:p text:style-name="P26">Get-WinEvent -FilterHashtable @{</text:p>
      <text:p text:style-name="P26"><text:s text:c="4"/>LogName = 'Security'</text:p>
      <text:p text:style-name="P26"><text:s text:c="4"/>Id = 4625</text:p>
      <text:p text:style-name="P26">} | Where-Object {</text:p>
      <text:p text:style-name="P26"><text:s text:c="4"/>$_.Properties[10].Value -eq '10' # Logon Type 10 = RDP</text:p>
      <text:p text:style-name="P26">} | Select-Object TimeCreated,</text:p>
      <text:p text:style-name="P26"><text:s text:c="22"/>@{Name='Username';Expression={$_.Properties[5].Value}},</text:p>
      <text:p text:style-name="P26"><text:s text:c="22"/>@{Name='IP';Expression={$_.Properties[18].Value}} |</text:p>
      <text:p text:style-name="P26">Sort-Object TimeCreated -Descending | Select-Object -First 20</text:p>
      <text:p text:style-name="P40">Покажет: когда была попытка; откуда (IP0); под каким логином пытались зайти. Можно быстро зафайрволить источник, добавить в blacklist или передать в SIEM.</text:p>
      <text:p text:style-name="P42">Плюс к этому - рекомендую включить защиту учётных записей от перебора пароля: net accounts /lockoutthreshold:5 /lockoutduration:15 /lockoutwindow:15</text:p>
      <text:p text:style-name="P26">Сегодня коротко и по делу, что включить в Audit Policy, чтобы отслеживать все подключения по RDP. Без нужных политик никакой логгер не поможет. Включаем аудит входа и сетевых логинов:</text:p>
      <text:p text:style-name="P26">AuditPol /set /subcategory:"Logon" /success:enable /failure:enable</text:p>
      <text:p text:style-name="P26">AuditPol /set /subcategory:"Logoff" /success:enable</text:p>
      <text:p text:style-name="P26">AuditPol /set /subcategory:"Special Logon" /success:enable</text:p>
      <text:p text:style-name="P26">AuditPol /set /subcategory:"Logon with explicit credentials" /success:enable /failure:enable</text:p>
      <text:p text:style-name="P28">После этого в логе Security начнут появляться события: 4624 - Успешный вход (в том числе по RDP - Logon Type 10); 4625 - Неудачный вход (ошибка пароля, нет такой учётки и т.п.); 4634 - Выход из системы; 4778 и 4779 - Подключение и отключение от RDP-сессии. Также полезно включить аудит групповой политики: AuditPol /set /subcategory:"Other Logon/Logoff Events" /success:enable /failure:enable</text:p>
      <text:p text:style-name="P26">Как отлаживать bash-script-ы по шагам? 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6">#!/bin/bash</text:p>
      <text:p text:style-name="P26">trap 'echo "# $BASH_COMMAND";read' DEBUG</text:p>
      <text:p text:style-name="P26">echo line1</text:p>
      <text:p text:style-name="P26">echo line2</text:p>
      <text:p text:style-name="P26">echo line3</text:p>
      <text:p text:style-name="P26">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Команда trap, которая умеет перехватывать разные сигналы и в нашем случае она перехватывает сигнал DEBUG, посылаемый перед выполнением команды</text:p>
      <text:p text:style-name="P26">команда read, которая умеет ожидать ввода чего-нибудь с клавиатуры (в данном случае нам нужно только либо ENTER либо Ctrl+C </text:p>
      <text:p text:style-name="P26">переменная окружения $BASH_COMMAND, валидная внутри обработчика команды trap.</text:p>
      <text:p text:style-name="P26"># <text:s text:c="28"/>Online Bash Shell.</text:p>
      <text:p text:style-name="P26"># <text:s text:c="16"/>Code, Compile, Run and Debug Bash script online.</text:p>
      <text:p text:style-name="P26"># Write your code in this editor and press "Run" button to execute it.</text:p>
      <text:p text:style-name="P26">trap 'echo "# $BASH_COMMAND";read' DEBUG</text:p>
      <text:p text:style-name="P40">echo line1</text:p>
      <text:p text:style-name="P41">echo line2</text:p>
      <text:p text:style-name="P26">echo line3</text:p>
      <text:p text:style-name="P28">echo "Hello World";</text:p>
      <text:p text:style-name="P26">Mikrotik Manual:System/Backup. Функция резервного копирования в RouterOS позволяет сохранить текущую конфигурацию вашего устройства, которую затем можно восстановить на том же или другом устройстве (с тем же названием/номером модели). Это очень удобно, так как позволяет легко восстановить конфигурацию устройства или повторно применить ту же конфигурацию на резервном устройстве. Файл резервного копирования системы также содержит MAC-адреса устройства, которые также восстанавливаются при загрузке файла резервного копирования. Предупреждение: если на маршрутизаторе установлены The Dude и user-manager, то системная резервная копия не будет содержать конфигурацию этих сервисов, поэтому необходимо дополнительно позаботиться о сохранении их конфигурации. Используйте предоставленные инструменты для сохранения/экспорта конфигурации, если хотите её сохранить. Примечание: системные резервные копии содержат конфиденциальную информацию о вашем устройстве и его настройках, поэтому всегда рассматривайте возможность шифрования файла резервной копии и хранения его в безопасном месте. Сохранение резервной копии:</text:p>
      <text:p text:style-name="P26">Sub-menu: /system backup save</text:p>
      <text:p text:style-name="P26">dont-encrypt (yes | no; Default: no) <text:s/>Отключить шифрование файла резервной копии. Обратите внимание, что начиная с версии RouterOS v6.43, без указанного пароля файл резервной копии не будет зашифрован.</text:p>
      <text:p text:style-name="P26">encryption (aes-sha256 | rc4; Default: aes-sha256) <text:s/>Алгоритм шифрования, используемый для шифрования файла резервной копии. Обратите внимание, что RC4 не считается безопасным методом шифрования и доступен только для обеспечения совместимости со старыми версиями RouterOS.</text:p>
      <text:p text:style-name="P26">name (string; Default: [identity]-[date]-[time].backup) Имя файла для резервной копии.</text:p>
      <text:p text:style-name="P26">password (string; Default: ) <text:s/>Пароль для зашифрованного файла резервной копии. Обратите внимание, что начиная с версии RouterOS v6.43, без указанного пароля файл резервной копии не будет зашифрован.</text:p>
      <text:p text:style-name="P26">Предупреждение: если пароль не указан в версиях RouterOS, предшествующих v6.43, то файл резервной копии будет зашифрован паролем текущего пользователя, за исключением случаев, когда используется свойство dont-encrypted или пароль текущего пользователя пуст. Файл резервной копии будет доступен в меню /file и его можно скачать с помощью FTP или через Winbox. Загрузка резервной копии: </text:p>
      <text:p text:style-name="P26">Sub-menu: /system backup load</text:p>
      <text:p text:style-name="P26">name (string; Default: ) <text:s/>Имя файла резервной копии.</text:p>
      <text:p text:style-name="P40">password (string; Default: ) <text:s/>Пароль для зашифрованного файла резервной копии.</text:p>
      <text:p text:style-name="P41">Пример. Чтобы сохранить конфигурацию маршрутизатора в файле test, введите пароль:</text:p>
      <text:p text:style-name="P26">[admin@MikroTik] &gt; /system backup save name=test password=&lt;YOUR_PASSWORD&gt;</text:p>
      <text:p text:style-name="P26">Configuration backup saved</text:p>
      <text:p text:style-name="P26">[admin@MikroTik] &gt; /system backup</text:p>
      <text:p text:style-name="P26">Чтобы просмотреть файлы, хранящиеся на маршрутизаторе:</text:p>
      <text:p text:style-name="P26">[admin@MikroTik] &gt; /file print</text:p>
      <text:p text:style-name="P26"><text:s/># NAME <text:s text:c="26"/>TYPE <text:s text:c="8"/>SIZE <text:s text:c="6"/>CREATION-TIME</text:p>
      <text:p text:style-name="P26"><text:s/>0 test.backup <text:s text:c="19"/>backup <text:s text:c="6"/>12567 <text:s text:c="5"/>sep/08/2018 21:07:50</text:p>
      <text:p text:style-name="P26">[admin@MikroTik] &gt;</text:p>
      <text:p text:style-name="P26">Чтобы загрузить сохраненный файл резервной копии, выполните тест:</text:p>
      <text:p text:style-name="P26">[admin@MikroTik] &gt; /system backup load name=test </text:p>
      <text:p text:style-name="P26">password: &lt;YOUR_PASSWORD&gt;</text:p>
      <text:p text:style-name="P26">Restore and reboot? [y/N]: </text:p>
      <text:p text:style-name="P26">y</text:p>
      <text:p text:style-name="P26">Restoring system configuration</text:p>
      <text:p text:style-name="P26">System configuration restored, rebooting now</text:p>
      <text:p text:style-name="P28">Облачное резервное копирование. Начиная с версии RouterOS v6.44, можно безопасно хранить файл резервной копии вашего устройства на облачных серверах MikroTik.</text:p>
      <text:p text:style-name="P26">Полезные команды Linux. Пользователи и группы:</text:p>
      <text:p text:style-name="P26">useradd -c "User Vasya" -g admin -d /home/vasya -s /bin/bash vasya - Создать пользователя vasya, домашним каталогом будет создана директория /home/vasya, в качестве системной оболочки будет назначен /bin/bash, пользователь будет включен в группу admin, кроме того для учетной записи будет создан комментарий "User Vasya"</text:p>
      <text:p text:style-name="P26">useradd vasya - Создать пользователя vasya</text:p>
      <text:p text:style-name="P26">usermod -c "User FTP" -g system -d /ftp/ftpuser -s /bin/nologin ftpuser - Изменение пользователя</text:p>
      <text:p text:style-name="P26">userdel -r vasya - Удалить пользователя с именем vasya и его домашнюю директорию</text:p>
      <text:p text:style-name="P26">groupadd [ group_name ] - Создать группу с именем group_name</text:p>
      <text:p text:style-name="P26">chage -E 2005-12-31 vasya - Установить дату окончания действия учётной записи пользователя vasya</text:p>
      <text:p text:style-name="P26">groupdel [ group_name ] - Удалить группу group_name</text:p>
      <text:p text:style-name="P26">groupmod -n test new_test - Переименовать группу test в new_test</text:p>
      <text:p text:style-name="P26">newgrp - [group] - Изменяет основную группу текущего пользователя. При указании "-", ситуация будет идентичной той, в которой пользователь вышил из системы и снова вошёл. Если не указывать группу, основная группа будет назначена из файла /etc/passwd</text:p>
      <text:p text:style-name="P43">grpck - Проверка корректности системных файлов учётных записей. Проверяется файл/etc/group</text:p>
      <text:p text:style-name="P44">pwck - Проверка корректности системных файлов учётных записей. Проверяются файлы /etc/passwd и /etc/shadow</text:p>
      <text:p text:style-name="P26">passwd - Изменить пароль текущего пользователя</text:p>
      <text:p text:style-name="P28">passwd vasya - Изменить пароль пользователя vasya (может выполнять только root)</text:p>
      <text:p text:style-name="P26">https://github.com/x-way/iptables-tracer - Утилита, позволяющая отследить путь прохождения пакетов через цепочки iptables на сервере. Инструмент пришёл на помощь в ситуации, когда появилась необходимость увидеть, проходит ли трафик через нужные цепочки iptables. Установка и сборка. Потребуются git и go в системе. Устанавливаем всё необходимое и собираем. Результатом сборки будет бинарный файл iptables-tracer в директории.</text:p>
      <text:p text:style-name="P26">dnf install git go</text:p>
      <text:p text:style-name="P26">git clone https://github.com/x-way/iptables-tracer</text:p>
      <text:p text:style-name="P26">cd ./iptables-tracer/</text:p>
      <text:p text:style-name="P26">go build</text:p>
      <text:p text:style-name="P26">Важно понимать, что при остановке iptables-tracer (запущенного с параметрами или без), созданные правила удалены не будут, это нужно сделать самостоятельно, выполнив команду с аргументом -с: ./iptables-tracer -c</text:p>
      <text:p text:style-name="P26">Будучи запущенным без каких-либо аргументов, трейсер будет выводить информацию о udp трафике имеющем dport 53.</text:p>
      <text:p text:style-name="P26">./iptables-tracer </text:p>
      <text:p text:style-name="P26">12:36:02.455805 raw OUTPUT 0x00000000 0x00000000 IP 95.216.163.224.33873 &gt; 185.12.64.1.53: 21597+ A? sysadmin.pm. (29) [In: Out:eth0]</text:p>
      <text:p text:style-name="P26">...</text:p>
      <text:p text:style-name="P26">12:36:02.456483 raw OUTPUT 0x00000000 0x00000000 IP 95.216.163.224.33873 &gt; 185.12.64.1.53: 61055+ AAAA? sysadmin.pm. (29) [In: Out:eth0]</text:p>
      <text:p text:style-name="P26">При этом, в списке правил iptables можно увидеть следующее:</text:p>
      <text:p text:style-name="P26">iptables-save | grep nflog</text:p>
      <text:p text:style-name="P26">-A PREROUTING -p udp -m udp --dport 53 -j NFLOG --nflog-prefix "iptr:4701:0" --nflog-group 22</text:p>
      <text:p text:style-name="P26">-A INPUT -p udp -m udp --dport 53 -j NFLOG --nflog-prefix "iptr:4701:1" --nflog-group 22</text:p>
      <text:p text:style-name="P26">-A OUTPUT -p udp -m udp --dport 53 -j NFLOG --nflog-prefix "iptr:4701:2" --nflog-group 22</text:p>
      <text:p text:style-name="P26">...</text:p>
      <text:p text:style-name="P26">-A OUTPUT -p udp -m udp --dport 53 -j NFLOG --nflog-prefix "iptr:4701:13" --nflog-group 22</text:p>
      <text:p text:style-name="P43">При необходимости, мы можем отфильтровать только нужный нам трафик с помощью параметра -f и уже знакомого нам iptables синтаксиса. Например, отобразить информацию о трафике, поступающем с IP адреса 5.189.221.98 на порт 22.</text:p>
      <text:p text:style-name="P44">С помощью параметра -t мы указываем время в течение которого информация будет проверяться: ./iptables-tracer -f "-s 5.189.221.98 -p tcp --dport 22" -t 90s</text:p>
      <text:p text:style-name="P26">12:50:27.599117 raw PREROUTING 0x00000000 0x00000000 IP 5.189.221.98.59996 &gt; 95.216.163.224.22: Flags [S], seq 446722502, win 64240, options [mss 1203,sackOK,TS val 2477044911 ecr 0,nop,wscale 7], length 0 [In:eth0 Out:]</text:p>
      <text:p text:style-name="P26">12:50:27.599259 mangle PREROUTING 0x00000000 0x00000000 IP 5.189.221.98.59996 &gt; 95.216.163.224.22: Flags [S], seq 446722502, win 64240, options [mss 1203,sackOK,TS val 2477044911 ecr 0,nop,wscale 7], length 0 [In:eth0 Out:]</text:p>
      <text:p text:style-name="P26">12:50:27.599870 mangle INPUT 0x00000000 0x00000000 IP 5.189.221.98.59996 &gt; 95.216.163.224.22: Flags [S], seq 446722502, win 64240, options [mss 1203,sackOK,TS val 2477044911 ecr 0,nop,wscale 7], length 0 [In:eth0 Out:]</text:p>
      <text:p text:style-name="P28">12:50:27.600005 filter INPUT 0x00000000 0x00000000 IP 5.189.221.98.59996 &gt; 95.216.163.224.22: Flags [S], seq 446722502, win 64240, options [mss 1203,sackOK,TS val 2477044911 ecr 0,nop,wscale 7], length 0 [In:eth0 Out:]</text:p>
      <text:p text:style-name="P26">Администрирование PostgreSQL для начинающих:</text:p>
      <text:p text:style-name="P26">Часть 1: Эта статья предназначена для системных администраторов, которые хотят научиться работать с PostgreSQL, но не знают, с чего начать - https://habr.com/ru/articles/841146/</text:p>
      <text:p text:style-name="P26">Часть 2: Это вторая часть статьи, в которой мы разберем процессы очистки и перестроения индексов, журнал предзаписи с чекпоинтами, а также логирование - https://habr.com/ru/articles/843012/</text:p>
      <text:p text:style-name="P26">Часть 3: Это третья часть статьи, в которой мы научимся работать с базами, ролями, консолью, а также политиками подключений - https://habr.com/ru/articles/843076/</text:p>
      <text:p text:style-name="P26">Часть 4: Это четвертая часть статьи, в которой мы научимся работать с логическими и физическими резервными копиями, а также сравним алгоритмы сжатия - https://habr.com/ru/articles/843264/</text:p>
      <text:p text:style-name="P28">Часть 5: Это пятая, заключительная часть статьи, в которой я скажу пару слов про расширения, мониторинг, а также подведу некоторые итоги по статье в целом - https://habr.com/ru/articles/843324/</text:p>
      <text:p text:style-name="P26">Bash-совет дня: быстрое сравнение файлов по хэшу. Иногда нужно убедиться, что два файла идентичны. Вместо diff, который сравнивает содержимое построчно, проще сравнить их контрольные суммы. Вот удобная однострочная команда: [ "$(sha256sum file1 | awk '{print $1}')" = "$(sha256sum file2 | awk '{print $1}')" ] &amp;&amp; echo "Файлы одинаковые" || echo "Файлы разные". Пояснение: <text:s/></text:p>
      <text:p text:style-name="P26">- sha256sum - создаёт SHA-256 хэш от файла. <text:s/></text:p>
      <text:p text:style-name="P45">- awk '{print $1}' - достаёт только сам хэш (без имени файла).</text:p>
      <text:p text:style-name="P46">- [...] &amp;&amp; ... || ... - условие в стиле bash: если хэши совпадают - выводим "файлы одинаковые", иначе - "разные".</text:p>
      <text:p text:style-name="P28">Подходит для проверки резервных копий, дистрибутивов и любых бинарников.</text:p>
      <text:p text:style-name="P26">Подборка самых полезных фильтров для Wireshark. Если нужно быстро найти нужный трафик в большом дампе - эти фильтры экономят кучу времени. Сохраняй себе и используй прямо в работе!</text:p>
      <text:p text:style-name="P26">IP-фильтрация:</text:p>
      <text:p text:style-name="P26">ip.addr == 10.0.0.0/24 - весь трафик внутри подсети.</text:p>
      <text:p text:style-name="P26">ip.addr == 10.0.0.1 - весь трафик к/от конкретного хоста.</text:p>
      <text:p text:style-name="P26">!(ip.addr == 10.0.0.1) - исключить трафик определённого хоста.</text:p>
      <text:p text:style-name="P26">Протоколы и типы пакетов:</text:p>
      <text:p text:style-name="P26">icmp.type == 3 - ICMP “destination unreachable”.</text:p>
      <text:p text:style-name="P26">tcp or udp - показать только TCP/UDP.</text:p>
      <text:p text:style-name="P26">http or dns - весь HTTP или DNS трафик.</text:p>
      <text:p text:style-name="P26">TCP-фильтры:</text:p>
      <text:p text:style-name="P26">tcp.port == 80 - трафик по порту 80.</text:p>
      <text:p text:style-name="P26">tcp.srcport &lt; 1000 - исходящие порты &lt;1000.</text:p>
      <text:p text:style-name="P26">tcp.flags.syn == 1 - пакеты с SYN.</text:p>
      <text:p text:style-name="P26">tcp.flags == 0x012 - SYN+ACK.</text:p>
      <text:p text:style-name="P26">tcp.analysis.retransmission - ретрансмиссии.</text:p>
      <text:p text:style-name="P26">HTTP-фильтры:</text:p>
      <text:p text:style-name="P26">http.request.method == "GET" - HTTP GET.</text:p>
      <text:p text:style-name="P26">http.response.code == 404 - ответы 404.</text:p>
      <text:p text:style-name="P26">http.host == "www.abc.com" - фильтр по Host.</text:p>
      <text:p text:style-name="P26">TLS:</text:p>
      <text:p text:style-name="P26">tls.handshake - только рукопожатие TLS.</text:p>
      <text:p text:style-name="P26">tls.handshake.type == 1 - Client Hello.</text:p>
      <text:p text:style-name="P26">DNS: dns.resp.name == cnn.com - ответы DNS для домена.</text:p>
      <text:p text:style-name="P26">Полезные универсальные фильтры:</text:p>
      <text:p text:style-name="P26">frame contains keyword - поиск по содержимому.</text:p>
      <text:p text:style-name="P26">frame.len &gt; 1000 - пакеты &gt;1000 байт.</text:p>
      <text:p text:style-name="P26">DHCP:</text:p>
      <text:p text:style-name="P26">dhcp and ip.addr == 10.0.0.0/24 - DHCP внутри подсети.</text:p>
      <text:p text:style-name="P26">dhcp.hw.mac_addr == 00:11:22:33:44:55 - DHCP по MAC-адресу.</text:p>
      <text:p text:style-name="P28">Маршрутизация: ip.src == 10.0.0.1 &amp;&amp; ip.dst == 10.0.0.2 - трафик между двумя хостами.</text:p>
      <text:p text:style-name="P26">Продвинутые Wireshark-фильтры для VoIP/SIP/RTP. Если работаешь с телефонией, WebRTC, SIP-трафиком или качеством голоса - эти фильтры незаменимы.</text:p>
      <text:p text:style-name="P26">1. SIP-сигнализация:</text:p>
      <text:p text:style-name="P26">sip - Показать весь SIP-трафик.</text:p>
      <text:p text:style-name="P47">sip.Method == "INVITE" - Начало звонка.</text:p>
      <text:p text:style-name="P48">sip.Method == "REGISTER" - Регистрация телефонов.</text:p>
      <text:p text:style-name="P26">sip.Status-Code &gt;= 400 - Ошибки SIP (4xx, 5xx, 6xx).</text:p>
      <text:p text:style-name="P26">sip.Authorization - Попытки авторизации - полезно при анализе взломов.</text:p>
      <text:p text:style-name="P26">sip.CSeq.method == "BYE" - Завершение вызова.</text:p>
      <text:p text:style-name="P26">sip.To.user == "1001" - Вызовы к абоненту 1001.</text:p>
      <text:p text:style-name="P26">2. RTP - потоковая передача голоса:</text:p>
      <text:p text:style-name="P26">rtp - Показать весь RTP-трафик.</text:p>
      <text:p text:style-name="P26">rtp.marker == 1 - Начало речевых пакетов.</text:p>
      <text:p text:style-name="P26">rtp.ssrc == 0x12345678 - Выбор конкретного голосового потока.</text:p>
      <text:p text:style-name="P26">rtp.seq &lt; 1000 - Начальная часть RTP-потока.</text:p>
      <text:p text:style-name="P26">udp.port == 5004 - Стандартный RTP порт.</text:p>
      <text:p text:style-name="P26">3. Потери пакетов, джиттер, рассинхрон. Эта часть критична для диагностики “роботизированного” голоса, пауз и обрывов:</text:p>
      <text:p text:style-name="P26">rtp.analysis.lost_packet - Показать потерянные RTP-пакеты.</text:p>
      <text:p text:style-name="P26">rtp.analysis.jitter &gt; 30 - Высокий джиттер (&gt;30 мс).</text:p>
      <text:p text:style-name="P26">rtp.time_delta &gt; 0.1 - Межпакетные задержки &gt;100 мс.</text:p>
      <text:p text:style-name="P26">rtp.seq_too_large_delta - Большие скачки номеров последовательности.</text:p>
      <text:p text:style-name="P26">udp.length &lt; 180 - Аномально маленькие голосовые пакеты.</text:p>
      <text:p text:style-name="P26">4. SRTP - защищённый голос</text:p>
      <text:p text:style-name="P26">srtp - Показать SRTP-трафик.</text:p>
      <text:p text:style-name="P26">srtp.error - Ошибки расшифровки/валидации.</text:p>
      <text:p text:style-name="P26">srtp.payload.size &gt; 200 - Нетипично большие SRTP-фреймы.</text:p>
      <text:p text:style-name="P26">5. WebRTC / VoIP через браузер:</text:p>
      <text:p text:style-name="P26">stun - STUN-трафик (установление медиа-канала).</text:p>
      <text:p text:style-name="P26">stun.type == 0x0001 - STUN Binding Request.</text:p>
      <text:p text:style-name="P26">turn - TURN-трафик через relay (важно для NAT).</text:p>
      <text:p text:style-name="P26">webrtc-datachannel - WebRTC data channel.</text:p>
      <text:p text:style-name="P26">udp.port &gt;= 10000 and udp.port &lt;= 20000 - Типичный диапазон WebRTC RTP/RTCP.</text:p>
      <text:p text:style-name="P26">6. Полный разбор качества разговора: </text:p>
      <text:p text:style-name="P26">rtcp - Показать RTCP-пакеты (метрики качества).</text:p>
      <text:p text:style-name="P26">rtcp.ssrc == 0x12345678 - Анализ качества конкретного RTP-потока.</text:p>
      <text:p text:style-name="P26">rtcp.packet_type == 200 - Sender Report.</text:p>
      <text:p text:style-name="P26">rtcp.packet_type == 201 - Receiver Report (потери, джиттер).</text:p>
      <text:p text:style-name="P26">rtcp.xr - Расширенные отчёты (MOS, RTT, дисперсия джиттера).</text:p>
      <text:p text:style-name="P26">7. Поиск попыток взлома SIP:</text:p>
      <text:p text:style-name="P26">sip.Method == "OPTIONS" - Сканы SIP-серверов.</text:p>
      <text:p text:style-name="P26">sip.Authorization - Брутфорс логинов.</text:p>
      <text:p text:style-name="P26">sip.Contact contains "sip:" - Аномальные SIP-контакты.</text:p>
      <text:p text:style-name="P28">sip.to.host != sip.from.host - Антиспуфинг SIP.</text:p>
      <text:p text:style-name="P47"><text:span text:style-name="T7">С</text:span>истемный промт Google Antigravity - новой платформы для продвинутой разработки с ИИ-агентом (https://x.com/p1njc70r/status/1990919996265148701?s=20).Сделали короткую версию. Сохраняем для своих проектов:</text:p>
      <text:p text:style-name="P48">&lt;identity&gt; You are Antigravity, a Deepmind agentic coding assistant pair-programming. Constraints:</text:p>
      <text:p text:style-name="P26">Read/Write only in active workspaces and ~/.gemini.</text:p>
      <text:p text:style-name="P26">Never write project code to tmp or Desktop. &lt;/identity&gt;</text:p>
      <text:p text:style-name="P26">&lt;agentic_mode&gt; Core Logic: Use the task_boundary tool to manage complex workflows. Skip only for trivial single-file edits. Phases: PLANNING → EXECUTION → VERIFICATION. UI Management:</text:p>
      <text:p text:style-name="P26">TaskName: Granular objective (e.g., "Implementing Auth"). Change only when switching components/modes.</text:p>
      <text:p text:style-name="P26">TaskSummary: Concise, cumulative narrative of completed work (past tense).</text:p>
      <text:p text:style-name="P26">TaskStatus: The specific action you are about to take. Updates: Call task_boundary frequently to update UI. Use %SAME% to persist values. Communication: Use notify_user to pause the task for input. This is your only way to speak during a task. &lt;/agentic_mode&gt;</text:p>
      <text:p text:style-name="P26">&lt;artifacts&gt; Maintain these living documents in ~/.gemini/.../brain/:</text:p>
      <text:p text:style-name="P26">task.md: Detailed checklist. Mark [/] (in-progress) or [x] (done). Sync with task_boundary.</text:p>
      <text:p text:style-name="P26">implementation_plan.md: Technical plan (Goals, Changes, Verification). MUST request user review/approval via notify_user before entering EXECUTION.</text:p>
      <text:p text:style-name="P26">walkthrough.md: Post-task summary of changes and validation results. Format: Use GitHub Markdown, Alerts (IMPORTANT/WARNING), and Carousels. &lt;/artifacts&gt;</text:p>
      <text:p text:style-name="P26">&lt;standards&gt; Web Development:</text:p>
      <text:p text:style-name="P26">Stack: Default to HTML/JS/Vanilla CSS. Use Next.js/Vite only if requested.</text:p>
      <text:p text:style-name="P26">Aesthetics: CRITICAL. Designs must be premium, modern, and "wow" the user. No placeholders. Confidence Scoring:</text:p>
      <text:p text:style-name="P26">When requesting review, score confidence (0.0–1.0).</text:p>
      <text:p text:style-name="P26">High (0.8+): No gaps, assumptions, or high risks.</text:p>
      <text:p text:style-name="P26">Low (&lt;0.5): Major ambiguity or irreversible actions. Tools:</text:p>
      <text:p text:style-name="P26">Always use absolute paths.</text:p>
      <text:p text:style-name="P26">Never use cd in run_command. &lt;/standards&gt;</text:p>
      <text:p text:style-name="P28">Эта инструкция помогает чат-ботам лучше планировать создание приложений, подбирать правильный стэк для разработки и не совершать важных действий без одобрения пользователя.</text:p>
      <text:p text:style-name="P26">Bash-скрипт для автоматического обновления всех пакетов на сервере с уведомлением на почту. Иногда важно не только обновить все пакеты, но и быть в курсе, что именно произошло.</text:p>
      <text:p text:style-name="P26">#!/bin/bash</text:p>
      <text:p text:style-name="P26"># Настройки</text:p>
      <text:p text:style-name="P26">EMAIL="admin@example.com"</text:p>
      <text:p text:style-name="P26">HOSTNAME=$(hostname)</text:p>
      <text:p text:style-name="P26"># Обновляем пакеты</text:p>
      <text:p text:style-name="P26">apt update &amp;&amp; apt upgrade -y &gt; /tmp/update-log.txt</text:p>
      <text:p text:style-name="P47"># Отправляем лог на почту</text:p>
      <text:p text:style-name="P48">mail -s "[$HOSTNAME] Отчет об обновлении пакетов" "$EMAIL" &lt; /tmp/update-log.txt</text:p>
      <text:p text:style-name="P26"># Убираем временный файл</text:p>
      <text:p text:style-name="P26">rm -f /tmp/update-log.txt</text:p>
      <text:p text:style-name="P26">Скрипт:</text:p>
      <text:p text:style-name="P26">- Обновляет пакеты через apt.</text:p>
      <text:p text:style-name="P26">- Сохраняет лог в /tmp/update-log.txt.</text:p>
      <text:p text:style-name="P26">- Отправляет лог на указанный e-mail.</text:p>
      <text:p text:style-name="P26">- Очищает за собой мусор.</text:p>
      <text:p text:style-name="P26">Чтобы отправка писем работала, убедись, что установлен пакет mailutils: sudo apt install mailutils</text:p>
      <text:p text:style-name="P28">Используй cron, чтобы выполнять этот скрипт автоматически каждую неделю или каждый день: 0 3 * * 1 /path/to/update_script.sh</text:p>
      <text:p text:style-name="P26">В Сети собрали 9 полезных, но малоизвестных приёмов, которые заметно упростят работу с таблицами. Пойдём от самых простых к почти секретным:</text:p>
      <text:p text:style-name="P26">F2 – переключает работу стрелок на клавиатуре: либо двигаете курсор по формуле, либо ходите по ячейкам листа;</text:p>
      <text:p text:style-name="P26">F4 в формулах быстро добавляет знак доллара, чтобы номер строки или столбца не менялся при копировании формулы;</text:p>
      <text:p text:style-name="P26">Ctrl + ; – вставляет в ячейку текущую дату. Ctrl + Shift + ; – вставляет текущее время;</text:p>
      <text:p text:style-name="P26">Ctrl + стрелка – быстрый прыжок к краю таблицы или блока данных;</text:p>
      <text:p text:style-name="P26">Alt + = – сразу вставляет сумму по выделенным ячейкам;</text:p>
      <text:p text:style-name="P26">Ctrl + F3 – даёт массиву своё имя, которое потом можно подставлять в формулы. Вместо =СУММ(A1:A100) можно писать =СУММ(Продажи);</text:p>
      <text:p text:style-name="P26">Ctrl + T – самая имбовая комбинация: превращает диапазон в «умную» таблицу с фильтрами, автоформатированием и удобными ссылками;</text:p>
      <text:p text:style-name="P26">Flash Fill: если есть столбец с email вида ivan@example.com и нужно достать имя или фамилию, в соседней ячейке в первой строке пишем «ivan» и жмём Ctrl + E. Excel поймёт шаблон и сам заполнит остальные строки;</text:p>
      <text:p text:style-name="P28">Camera Tool: делает «живой» скриншот любого диапазона ячеек, который можно перенести в другое место. Когда исходные данные меняются, картинка обновляется сама. По умолчанию фича спрятана: Файл – Параметры – Настроить ленту – Все команды – добавляем «Камера» на панель быстрого доступа</text:p>
      <text:p text:style-name="P26">Как остановить выполнение скрипта в bash при возникновении ошибки в команде? Команда set -e завершит скрипт с ошибкой, в случае, если в нижеследующем bash коде будет обнаружена ошибка. По-умолчанию bash скрипт продолжает работу, если в ходе выполнения возникла ошибка. Bash скрипт создания VPN-пользователя в MikroTik. Ниже пример скрипта, для создания VPN-пользователя в MikroTik. Мы будем использовать bash-скрипт, который подключается к устройству по SSH и добавляет нового пользователя для PPTP, L2TP или другого VPN-протокола. Перед использованием этого <text:soft-page-break/>скрипта необходимо убедиться, что SSH-доступ к MikroTik настроен и вы можете выполнить команды от имени администратора. Пример bash-скрипта для создания VPN-пользователя на MikroTik:</text:p>
      <text:p text:style-name="P26">#!/bin/bash</text:p>
      <text:p text:style-name="P26"># Параметры подключения</text:p>
      <text:p text:style-name="P26">MIKROTIK_IP="192.168.88.1" <text:s text:c="8"/># IP-адрес MikroTik</text:p>
      <text:p text:style-name="P26">MIKROTIK_USER="admin" <text:s text:c="13"/># Логин администратора MikroTik</text:p>
      <text:p text:style-name="P26">MIKROTIK_PASS="password" <text:s text:c="10"/># Пароль администратора MikroTik</text:p>
      <text:p text:style-name="P26">VPN_USER="newvpnuser" <text:s text:c="13"/># Имя нового VPN-пользователя</text:p>
      <text:p text:style-name="P26">VPN_PASS="newvpnpassword" <text:s text:c="9"/># Пароль для нового VPN-пользователя</text:p>
      <text:p text:style-name="P26">VPN_SERVICE="pptp" <text:s text:c="16"/># Тип VPN (pptp, l2tp, ovpn и т.д.)</text:p>
      <text:p text:style-name="P26"># Команда для создания VPN-пользователя</text:p>
      <text:p text:style-name="P26">COMMAND="/ppp secret add name=$VPN_USER password=$VPN_PASS service=$VPN_SERVICE profile=default"</text:p>
      <text:p text:style-name="P26"># Выполнение команды на MikroTik</text:p>
      <text:p text:style-name="P26">sshpass -p "$MIKROTIK_PASS" ssh -o StrictHostKeyChecking=no $MIKROTIK_USER@$MIKROTIK_IP "$COMMAND"</text:p>
      <text:p text:style-name="P26">if [ $? -eq 0 ]; then</text:p>
      <text:p text:style-name="P26"><text:s text:c="4"/>echo "VPN-пользователь $VPN_USER успешно создан."</text:p>
      <text:p text:style-name="P26">else</text:p>
      <text:p text:style-name="P26"><text:s text:c="4"/>echo "Ошибка при создании VPN-пользователя."</text:p>
      <text:p text:style-name="P26">fi</text:p>
      <text:p text:style-name="P26">Описание параметров и команды:</text:p>
      <text:p text:style-name="P26">1. MIKROTIK_IP – IP-адрес устройства MikroTik;</text:p>
      <text:p text:style-name="P26">2. MIKROTIK_USER и MIKROTIK_PASS – логин и пароль администратора;</text:p>
      <text:p text:style-name="P26">3. VPN_USER и VPN_PASS – имя пользователя и пароль для нового VPN-пользователя;</text:p>
      <text:p text:style-name="P26">4. VPN_SERVICE – тип VPN-сервиса, который вы используете. Возможные значения: pptp, l2tp, ovpn.</text:p>
      <text:p text:style-name="P26">Как использовать:</text:p>
      <text:p text:style-name="P26">1. Убедитесь, что у вас установлен пакет sshpass для передачи пароля SSH (например, в Ubuntu его можно установить командой sudo apt install sshpass);</text:p>
      <text:p text:style-name="P26">2. Сделайте скрипт исполняемым: chmod +x create_vpn_user.sh;</text:p>
      <text:p text:style-name="P26">3. Запустите скрипт: ./create_vpn_user.sh</text:p>
      <text:p text:style-name="P49">Замечания: Безопасность: Для более безопасного подключения используйте SSH-ключи вместо передачи пароля в командной строке; Настройка профиля: Если у вас есть специальный профиль для VPN-пользователей, замените profile=default на нужный профиль, например profile=my-vpn-profile.</text:p>
      <text:p text:style-name="P50">Подборка полезных скриптов для Mikrotik. Создание файла. Невозможно создать файл напрямую, однако есть обходной путь:</text:p>
      <text:p text:style-name="P51">/file print file=myFile</text:p>
      <text:p text:style-name="P50">/file set myFile.txt contents=""</text:p>
      <text:p text:style-name="P50">Проверка, изменился ли IP на интерфейсе. Иногда провайдер выдает динамические IP-адреса. Этот скрипт проверит, изменился ли динамический IP-адрес.</text:p>
      <text:p text:style-name="P50">:global currentIP;</text:p>
      <text:p text:style-name="P50">:local newIP [/ip address get [find interface="ether1"] address];</text:p>
      <text:p text:style-name="P50">:if ($newIP != $currentIP) do={</text:p>
      <text:p text:style-name="P50"><text:s text:c="4"/>:put "ip address $currentIP changed to $newIP";</text:p>
      <text:p text:style-name="P50"><text:s text:c="4"/>:set currentIP $newIP;</text:p>
      <text:p text:style-name="P50">}</text:p>
      <text:p text:style-name="P50">Удаляем сетевую маску. Этот скрипт полезен, если вам нужен IP-адрес без сетевой маски (например, для использования в брандмауэре), но команда "/ip address get [id] address" возвращает IP-адрес вместе с маской.</text:p>
      <text:p text:style-name="P50">:global ipaddress 10.1.101.1/24</text:p>
      <text:p text:style-name="P50">:for i from=( [:len $ipaddress] - 1) to=0 do={ </text:p>
      <text:p text:style-name="P50"><text:s/>:if ( [:pick $ipaddress $i] = "/") do={ </text:p>
      <text:p text:style-name="P50"><text:s text:c="2"/>:put [:pick $ipaddress 0 $i]</text:p>
      <text:p text:style-name="P50"><text:s/>} </text:p>
      <text:p text:style-name="P50">}</text:p>
      <text:p text:style-name="P50">Еще один, гораздо более простой способ:</text:p>
      <text:p text:style-name="P50">:global ipaddress 10.1.101.1/24</text:p>
      <text:p text:style-name="P50">:put [:pick $ipaddress 0 [:find $ipaddress "/"]]</text:p>
      <text:p text:style-name="P50">Определяем имя хоста. Многие пользователи просят добавить возможность использовать DNS-имена вместо IP-адресов для RADIUS-серверов, правил брандмауэра и т.д. Вот пример того, как определить IP-адрес RADIUS-сервера. Предположим, что у нас настроен RADIUS-сервер:</text:p>
      <text:p text:style-name="P50">/radius </text:p>
      <text:p text:style-name="P50">add address=3.4.5.6 comment=myRad</text:p>
      <text:p text:style-name="P50">А вот скрипт, который определит IP-адрес, сравнит полученный IP с настроенным и заменит его, если они не совпадают:</text:p>
      <text:p text:style-name="P50">/system script add name="resolver" source= {</text:p>
      <text:p text:style-name="P50">:local resolvedIP [:resolve "server.example.com"];</text:p>
      <text:p text:style-name="P50">:local radiusID [/radius find comment="myRad"];</text:p>
      <text:p text:style-name="P50">:local currentIP [/radius get $radiusID address];</text:p>
      <text:p text:style-name="P50">:if ($resolvedIP != $currentIP) do={</text:p>
      <text:p text:style-name="P50"><text:s text:c="3"/>/radius set $radiusID address=$resolvedIP;</text:p>
      <text:p text:style-name="P50"><text:s text:c="3"/>/log info "radius ip updated";</text:p>
      <text:p text:style-name="P50">}</text:p>
      <text:p text:style-name="P50">}</text:p>
      <text:p text:style-name="P50">Добавьте этот скрипт в планировщик, чтобы он выполнялся, например, каждые 5 минут.</text:p>
      <text:p text:style-name="P50">/system scheduler add name=resolveRadiusIP on-event="resolver" interval=5m</text:p>
      <text:p text:style-name="P51">Записать статистику очереди в несколько файлов. Рассмотрим, что названия очередей выглядят как "some text.1", чтобы мы могли искать очереди по последнему числу сразу после точки.</text:p>
      <text:p text:style-name="P50">:local entriesPerFile 10;</text:p>
      <text:p text:style-name="P50">:local currentQueue 0;</text:p>
      <text:p text:style-name="P50">:local queuesInFile 0;</text:p>
      <text:p text:style-name="P50">:local fileContent "";</text:p>
      <text:p text:style-name="P50">#determine needed file count</text:p>
      <text:p text:style-name="P50">:local numQueues [/queue simple print count-only] ;</text:p>
      <text:p text:style-name="P50">:local fileCount ($numQueues / $entriesPerFile);</text:p>
      <text:p text:style-name="P50">:if ( ($fileCount * $entriesPerFile) != $numQueues) do={</text:p>
      <text:p text:style-name="P50"><text:s text:c="3"/>:set fileCount ($fileCount + 1);</text:p>
      <text:p text:style-name="P50">}</text:p>
      <text:p text:style-name="P50">#remove old files </text:p>
      <text:p text:style-name="P50">/file remove [find name~"stats"];</text:p>
      <text:p text:style-name="P50">:put "fileCount=$fileCount";</text:p>
      <text:p text:style-name="P50">:for i from=1 to=$fileCount do={</text:p>
      <text:p text:style-name="P50">#create file</text:p>
      <text:p text:style-name="P50"><text:s text:c="3"/>/file print file="stats$i.txt";</text:p>
      <text:p text:style-name="P50">#clear content</text:p>
      <text:p text:style-name="P50"><text:s text:c="3"/>/file set [find name="stats$i.txt"] contents="";</text:p>
      <text:p text:style-name="P50"><text:s text:c="3"/>:while ($queuesInFile &lt; $entriesPerFile) do={</text:p>
      <text:p text:style-name="P50"><text:s text:c="5"/>:if ($currentQueue &lt; $numQueues) do={</text:p>
      <text:p text:style-name="P50"><text:s text:c="9"/>:set currentQueue ($currentQueue +1);</text:p>
      <text:p text:style-name="P50"><text:s text:c="9"/>:put $currentQueue ;</text:p>
      <text:p text:style-name="P50"><text:s text:c="9"/>/queue simple</text:p>
      <text:p text:style-name="P50"><text:s text:c="9"/>:local internalID [find name~"\\.$currentQueue\$"];</text:p>
      <text:p text:style-name="P50"><text:s text:c="9"/>:put "internalID=$internalID";</text:p>
      <text:p text:style-name="P50"><text:s text:c="9"/>:set fileContent ($fileContent . [get $internalID target-address] . \</text:p>
      <text:p text:style-name="P50"><text:s text:c="11"/>" " . [get $internalID total-bytes] . "\r\n");</text:p>
      <text:p text:style-name="P50"><text:s text:c="5"/>}</text:p>
      <text:p text:style-name="P50"><text:s text:c="5"/>:set queuesInFile ($queuesInFile +1);</text:p>
      <text:p text:style-name="P50"><text:s text:c="3"/>}</text:p>
      <text:p text:style-name="P50"><text:s text:c="3"/>/file set "stats$i.txt" contents=$fileContent;</text:p>
      <text:p text:style-name="P50"><text:s text:c="3"/>:set fileContent "";</text:p>
      <text:p text:style-name="P50"><text:s text:c="3"/>:set queuesInFile 0;</text:p>
      <text:p text:style-name="P50">}</text:p>
      <text:p text:style-name="P50">Сгенерировать резервную копию и отправить её по электронной почте. Этот скрипт создаёт файл резервной копии и отправляет его на указанный адрес электронной почты. В теме письма содержится имя маршрутизатора, текущая дата и время. Обратите внимание, что сервер SMTP должен быть настроен перед использованием этого скрипта. Смотрите настройки в разделе /tool e-mail.</text:p>
      <text:p text:style-name="P50">/system backup save name=email_backup</text:p>
      <text:p text:style-name="P50">/tool e-mail send file=email_backup.backup to="me@test.com" body="See attached file" \</text:p>
      <text:p text:style-name="P51"><text:s text:c="3"/>subject="$[/system identity get name] $[/system clock get time] $[/system clock get date] Backup")</text:p>
      <text:p text:style-name="P50">Файл резервной копии содержит конфиденциальную информацию, такую как пароли. Поэтому, чтобы получить доступ к созданным файлам резервной копии, у скрипта или планировщика должна быть политика "sensitive" (чувствительная). Использование строки в качестве функции:</text:p>
      <text:p text:style-name="P50">:global printA [:parse ":local A; :put \$A;" ]; <text:s text:c="2"/></text:p>
      <text:p text:style-name="P50">$printA <text:s/></text:p>
      <text:p text:style-name="P50">Проверка пропускной способности и добавление ограничений. Этот скрипт проверяет, не превышает ли загрузка на интерфейсе 512 кбит/с, если это так, то добавляется очередь для ограничения скорости до 256 кбит/с.</text:p>
      <text:p text:style-name="P50">:foreach i in=[/interface find] do={</text:p>
      <text:p text:style-name="P50"><text:s text:c="4"/>/interface monitor-traffic $i once do={</text:p>
      <text:p text:style-name="P50"><text:s text:c="8"/>:if ($"received-bits-per-second" &gt; 0 ) do={</text:p>
      <text:p text:style-name="P50"><text:s text:c="12"/>:local tmpIP [/ip address get [/ip address find interface=$i] address] ;</text:p>
      <text:p text:style-name="P50"># <text:s text:c="11"/>:log warning $tmpIP ;</text:p>
      <text:p text:style-name="P50"><text:s text:c="12"/>:for j from=( [:len $tmpIP] - 1) to=0 do={</text:p>
      <text:p text:style-name="P50"><text:s text:c="16"/>:if ( [:pick $tmpIP $j] = "/") do={</text:p>
      <text:p text:style-name="P50"><text:s text:c="20"/>/queue simple add name=$i max-limit=256000/256000 dst-address=[:pick $tmpIP 0 $j] ;</text:p>
      <text:p text:style-name="P50"><text:s text:c="16"/>} </text:p>
      <text:p text:style-name="P50"><text:s text:c="12"/>}</text:p>
      <text:p text:style-name="P50"><text:s text:c="8"/>}</text:p>
      <text:p text:style-name="P50"><text:s text:c="4"/>}</text:p>
      <text:p text:style-name="P50">}</text:p>
      <text:p text:style-name="P50">Заблокировать доступ к определённым веб-сайтам. Этот скрипт полезен, если вы хотите заблокировать некоторые сайты, но не хотите использовать веб-прокси. В этом примере проверяются записи "Rapidshare" и "youtube" в DNS-кэше, и IP-адреса добавляются в список адресов с именем "restricted". Прежде чем начать, необходимо настроить маршрутизатор для перехвата всех DNS-запросов.</text:p>
      <text:p text:style-name="P50">/ip firewall nat</text:p>
      <text:p text:style-name="P50">add action=redirect chain=dstnat comment=DNS dst-port=53 protocol=tcp to-ports=53</text:p>
      <text:p text:style-name="P50">add action=redirect chain=dstnat dst-port=53 protocol=udp to-ports=53</text:p>
      <text:p text:style-name="P50">и добавьте брандмауэр</text:p>
      <text:p text:style-name="P50">/ip firewall filter</text:p>
      <text:p text:style-name="P50">add chain=forward dst-address-list=restricted action=drop</text:p>
      <text:p text:style-name="P50">Теперь мы можем написать сценарий и запланировать его выполнение, скажем, каждые 30 секунд. Код сценария:</text:p>
      <text:p text:style-name="P50">:foreach i in=[/ip dns cache find] do={</text:p>
      <text:p text:style-name="P50"><text:s text:c="4"/>:local bNew "true";</text:p>
      <text:p text:style-name="P50"><text:s text:c="4"/>:local cacheName [/ip dns cache all get $i name] ;</text:p>
      <text:p text:style-name="P50"># <text:s text:c="3"/>:put $cacheName;</text:p>
      <text:p text:style-name="P51"><text:s text:c="4"/>:if (([:find $cacheName "rapidshare"] &gt;= 0) || ([:find $cacheName "youtube"] &gt;= 0)) do={</text:p>
      <text:p text:style-name="P50"><text:s text:c="8"/>:local tmpAddress [/ip dns cache get $i address] ;</text:p>
      <text:p text:style-name="P50"># :put $tmpAddress;</text:p>
      <text:p text:style-name="P50"># if address list is empty do not check</text:p>
      <text:p text:style-name="P50"><text:s text:c="8"/>:if ( [/ip firewall address-list find list="restricted" ] = "") do={</text:p>
      <text:p text:style-name="P50"><text:s text:c="12"/>:log info ("added entry: $[/ip dns cache get $i name] IP $tmpAddress");</text:p>
      <text:p text:style-name="P50"><text:s text:c="12"/>/ip firewall address-list add address=$tmpAddress list=restricted comment=$cacheName;</text:p>
      <text:p text:style-name="P50"><text:s text:c="8"/>} else={</text:p>
      <text:p text:style-name="P50"><text:s text:c="12"/>:foreach j in=[/ip firewall address-list find list="restricted"] do={</text:p>
      <text:p text:style-name="P50"><text:s text:c="16"/>:if ( [/ip firewall address-list get $j address] = $tmpAddress ) do={</text:p>
      <text:p text:style-name="P50"><text:s text:c="20"/>:set bNew "false";</text:p>
      <text:p text:style-name="P50"><text:s text:c="16"/>}</text:p>
      <text:p text:style-name="P50"><text:s text:c="12"/>}</text:p>
      <text:p text:style-name="P50"><text:s text:c="12"/>:if ( $bNew = "true" ) do={</text:p>
      <text:p text:style-name="P50"><text:s text:c="16"/>:log info ("added entry: $[/ip dns cache get $i name] IP $tmpAddress");</text:p>
      <text:p text:style-name="P50"><text:s text:c="16"/>/ip firewall address-list add address=$tmpAddress list=restricted comment=$cacheName;</text:p>
      <text:p text:style-name="P50"><text:s text:c="12"/>}</text:p>
      <text:p text:style-name="P50"><text:s text:c="8"/>}</text:p>
      <text:p text:style-name="P50"><text:s text:c="4"/>}</text:p>
      <text:p text:style-name="P50">}</text:p>
      <text:p text:style-name="P50"/>
      <text:p text:style-name="P52">Запуск rm - рискованная операция. Запуск rm с * - в 10 раз опаснее. В некоторых случаях полезно заранее посмотреть, какую команду он выполнит после раскрытия шаблонов. Например: $ echo rm -rf /*. Эта команда выведет в stdout уже развёрнутый результат - по сути, это «пробный запуск» (dry run) для rm -rf /*.</text:p>
      <text:p text:style-name="P50">Циклический мониторинг статуса сервиса с логированием. Иногда нужно следить за работой сервиса в режиме реального времени и при сбое - сразу зафиксировать проблему. Вот простой скрипт, который будет каждые 30 секунд проверять статус сервиса и писать лог при ошибке:</text:p>
      <text:p text:style-name="P50">#!/bin/bash</text:p>
      <text:p text:style-name="P50">SERVICE="nginx"</text:p>
      <text:p text:style-name="P50">LOGFILE="/var/log/${SERVICE}_monitor.log"</text:p>
      <text:p text:style-name="P50">INTERVAL=30</text:p>
      <text:p text:style-name="P50">while true; do</text:p>
      <text:p text:style-name="P50"><text:s text:c="4"/>if ! systemctl is-active --quiet "$SERVICE"; then</text:p>
      <text:p text:style-name="P50"><text:s text:c="8"/>echo "$(date '+%Y-%m-%d %H:%M:%S') $SERVICE is down" &gt;&gt; "$LOGFILE"</text:p>
      <text:p text:style-name="P50"><text:s text:c="8"/># можно добавить уведомление (например, через телеграм-бота или почту)</text:p>
      <text:p text:style-name="P51"><text:s text:c="4"/>else</text:p>
      <text:p text:style-name="P50"><text:s text:c="8"/>echo "$(date '+%Y-%m-%d %H:%M:%S') $SERVICE is running" &gt;&gt; "$LOGFILE"</text:p>
      <text:p text:style-name="P50"><text:s text:c="4"/>fi</text:p>
      <text:p text:style-name="P50"><text:s text:c="4"/>sleep "$INTERVAL"</text:p>
      <text:p text:style-name="P50">done</text:p>
      <text:p text:style-name="P52">Скрипт можно добавить в screen или tmux сессию и запустить на сервере - он будет вести лог доступности нужного сервиса. Подходит для мониторинга nginx, mysql, sshd и других системных демонов.</text:p>
      <text:p text:style-name="P50">Как найти количество открытых файлов в Linux. Чтобы узнать количество открытых файлов в Linux, можно воспользоваться следующими командами:</text:p>
      <text:p text:style-name="P50">1. Использовать lsof (List Open Files) для подсчета открытых файлов в системе: lsof | wc -l. Эта команда покажет общее количество открытых файлов в системе, где wc -l подсчитывает количество строк, то есть количество открытых файлов.</text:p>
      <text:p text:style-name="P50">2. Использовать `/proc/sys/fs/file-nr` для просмотра счетчика открытых файлов: cat /proc/sys/fs/file-nr</text:p>
      <text:p text:style-name="P50">Этот файл содержит три числа, разделенные табуляцией:</text:p>
      <text:p text:style-name="P50">Первое число - текущее количество открытых файлов;</text:p>
      <text:p text:style-name="P50">Второе число - количество файлов, которые находятся в ожидании;</text:p>
      <text:p text:style-name="P50">Третье число - максимальное количество файлов, которое система может открыть.</text:p>
      <text:p text:style-name="P50">3. Подсчитать открытые файлы для определенного процесса: Если нужно узнать количество открытых файлов конкретного процесса, можно использовать: lsof -p PID | wc -l. Замените PID на идентификатор процесса, который вас интересует.</text:p>
      <text:p text:style-name="P52">4. Использовать lsof для подсчета открытых файлов конкретным пользователем: lsof -u username | wc -l. Замените username на имя пользователя, чтобы увидеть количество открытых файлов этим пользователем.</text:p>
      <text:p text:style-name="P50">Преобразование научных работ в обыденный формат. Промптов несколько, и их нужно вводить по очереди:</text:p>
      <text:p text:style-name="P50">Делаем понятную выжимку: Сформулируй выводы так, как если бы материал читает человек в должности [роль]. Оставь только то, что будет для него практично и ценно.</text:p>
      <text:p text:style-name="P50">Готовим план действий: На основе материала создай пошаговый план: что нужно сделать, чтобы применить ключевые идеи на практике.</text:p>
      <text:p text:style-name="P50">Формируем главные принципы: Выдели фундаментальные принципы или ментальные модели, на которых построен текст. Объясни их взаимосвязь и значимость.</text:p>
      <text:p text:style-name="P50">Включаем критическое мышление: Сравни аргументы из текста с противоположной точкой зрения в этой же сфере: где совпадают, где расходятся и почему это важно.</text:p>
      <text:p text:style-name="P51">Выводим стратегические инсайты: Проанализируй текст как консультант по стратегии: выдели ключевые выводы, упущенные возможности и последствия, требующие действий.</text:p>
      <text:p text:style-name="P52">Ищем скрытые смыслы и факты: Найди скрытые допущения, смещения или невысказанные идеи, которые увидит эксперт, но пропустит обычный читатель.</text:p>
      <text:p text:style-name="P50">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 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50">apt update</text:p>
      <text:p text:style-name="P50">apt install wsdd</text:p>
      <text:p text:style-name="P50">Пакет будет автоматически добавлен в автозагрузку и нам останется только запустить его и проверить статус:</text:p>
      <text:p text:style-name="P50">systemctl start wsdd</text:p>
      <text:p text:style-name="P50">systemctl status wsdd</text:p>
      <text:p text:style-name="P50">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Со стороны Windows делать ничего не нужно, Samba-сервера автоматически появятся в вашем сетевом окружении.</text:p>
      <text:p text:style-name="P51">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50">#!/bin/bash</text:p>
      <text:p text:style-name="P50"># Настройки</text:p>
      <text:p text:style-name="P50">TG_TOKEN="your_bot_token"</text:p>
      <text:p text:style-name="P50">TG_CHAT_ID="your_chat_id"</text:p>
      <text:p text:style-name="P50">PORTS_FILE="/var/tmp/open_ports_last.txt"</text:p>
      <text:p text:style-name="P50"># Получаем текущие открытые порты</text:p>
      <text:p text:style-name="P50">ss -tuln | awk 'NR&gt;1 {print $5}' | cut -d: -f2 | sort -n | uniq &gt; /tmp/open_ports_now.txt</text:p>
      <text:p text:style-name="P50"># Если нет предыдущего файла - создаём</text:p>
      <text:p text:style-name="P50">if [ ! -f "$PORTS_FILE" ]; then</text:p>
      <text:p text:style-name="P50"><text:s text:c="4"/>cp /tmp/open_ports_now.txt "$PORTS_FILE"</text:p>
      <text:p text:style-name="P50"><text:s text:c="4"/>exit 0</text:p>
      <text:p text:style-name="P50">fi</text:p>
      <text:p text:style-name="P50"># Сравниваем с предыдущим состоянием</text:p>
      <text:p text:style-name="P50">DIFF=$(diff -u "$PORTS_FILE" /tmp/open_ports_now.txt)</text:p>
      <text:p text:style-name="P50"># Если есть изменения - шлём в Telegram</text:p>
      <text:p text:style-name="P50">if [ -n "$DIFF" ]; then</text:p>
      <text:p text:style-name="P50"><text:s text:c="4"/>MESSAGE="Обнаружены изменения в открытых портах:\n\`\`\`\n$DIFF\n\`\`\`"</text:p>
      <text:p text:style-name="P50"><text:s text:c="4"/>curl -s -X POST "https://api.telegram.org/bot$TG_TOKEN/sendMessage" \</text:p>
      <text:p text:style-name="P50"><text:s text:c="8"/>-d chat_id="$TG_CHAT_ID" \</text:p>
      <text:p text:style-name="P50"><text:s text:c="8"/>-d parse_mode="Markdown" \</text:p>
      <text:p text:style-name="P50"><text:s text:c="8"/>-d text="$MESSAGE"</text:p>
      <text:p text:style-name="P50"><text:s text:c="4"/>cp /tmp/open_ports_now.txt "$PORTS_FILE"</text:p>
      <text:p text:style-name="P50">fi</text:p>
      <text:p text:style-name="P50"># Уборка</text:p>
      <text:p text:style-name="P50">rm -f /tmp/open_ports_now.txt</text:p>
      <text:p text:style-name="P50">Как использовать:</text:p>
      <text:p text:style-name="P50">1. Замените your_bot_token и your_chat_id на свои значения.</text:p>
      <text:p text:style-name="P52">2. Добавьте в cron, чтобы проверять, например, каждые 10 минут: */10 * * * * /path/to/script.sh</text:p>
      <text:p text:style-name="P50">Как найти файлы с открытыми правами (777)? Иногда на сервере появляются файлы и каталоги с правами 777, что представляет угрозу безопасности. Найдём их одной командой: find / -type f -perm 0777 2&gt;/dev/null. А если нужно проверить директории: find / -type d -perm 0777 2&gt;/dev/null. Пояснение:</text:p>
      <text:p text:style-name="P50">/ - путь, где искать (можно заменить на /var, /home и т.д.)</text:p>
      <text:p text:style-name="P50">-type f / -type d - искать только файлы или директории</text:p>
      <text:p text:style-name="P50">-perm 0777 - права доступа</text:p>
      <text:p text:style-name="P50"><text:s/>2&gt;/dev/null - убираем лишние ошибки (например, от Permission denied)</text:p>
      <text:p text:style-name="P53">Редактирование файлов прямо из less. Во время просмотра файла в пейджере less можно нажать клавишу v. Это откроет текущий файл в редакторе, который указан в переменной окружения EDITOR. После сохранения изменений и выхода из редактора вы увидите обновлённый файл в less.</text:p>
      <text:p text:style-name="P50">Введение для начинающих в концепцию криптографии с практическими примерами в Linux. Статья на Eng:</text:p>
      <text:p text:style-name="P50">Part 1: https://sergioprado.blog/introduction-to-encryption-for-embedded-linux-developers/</text:p>
      <text:p text:style-name="P50">Part 2: https://sergioprado.blog/a-hands-on-approach-to-symmetric-key-encryption/</text:p>
      <text:p text:style-name="P50">Part 3: https://sergioprado.blog/asymmetric-key-encryption-and-digital-signatures-in-practice/</text:p>
      <text:p text:style-name="P52">Part 4: https://sergioprado.blog/what-are-random-numbers-and-how-they-are-managed-on-linux/</text:p>
      <text:p text:style-name="P50">В одном из наших дата-центров после планового обновления клиентских машин начали массово падать сеансы RDP - пользователи жаловались, что после ввода пароля сессия сразу же разрывается. Оказалось, во время апдейта поставился неполностью совместимый патч безопасности, который конфликтовал с включённым на компьютерах аудиторией учетных политик. Чтобы быстро отследить все последние установленные обновления на целевой группе машин и при необходимости откатить проблемный патч, я использовал вот такой PowerShell-скрипт:</text:p>
      <text:p text:style-name="P50"># Получаем список компьютеров из текстового файла</text:p>
      <text:p text:style-name="P50">$computers = Get-Content -Path "C:\Scripts\computers.txt"</text:p>
      <text:p text:style-name="P50"># Словарь для хранения списка установленных обновлений</text:p>
      <text:p text:style-name="P50">$updateReport = @()</text:p>
      <text:p text:style-name="P50">foreach ($computer in $computers) {</text:p>
      <text:p text:style-name="P50"><text:s text:c="4"/>try {</text:p>
      <text:p text:style-name="P50"><text:s text:c="8"/># Получаем установленные обновления за последние 7 дней</text:p>
      <text:p text:style-name="P50"><text:s text:c="8"/>$recentUpdates = Get-HotFix -ComputerName $computer |</text:p>
      <text:p text:style-name="P50"><text:s text:c="25"/>Where-Object { $_.InstalledOn -ge (Get-Date).AddDays(-7) }</text:p>
      <text:p text:style-name="P50"><text:s text:c="8"/>foreach ($upd in $recentUpdates) {</text:p>
      <text:p text:style-name="P50"><text:s text:c="12"/>$updateReport += [PSCustomObject]@{</text:p>
      <text:p text:style-name="P50"><text:s text:c="16"/>Computer <text:s text:c="2"/>= $computer</text:p>
      <text:p text:style-name="P50"><text:s text:c="16"/>KBArticle <text:s text:c="2"/>= $upd.HotFixID</text:p>
      <text:p text:style-name="P50"><text:s text:c="16"/>InstalledOn = $upd.InstalledOn</text:p>
      <text:p text:style-name="P50"><text:s text:c="12"/>}</text:p>
      <text:p text:style-name="P50"><text:s text:c="8"/>}</text:p>
      <text:p text:style-name="P50"><text:s text:c="4"/>}</text:p>
      <text:p text:style-name="P50"><text:s text:c="4"/>catch {</text:p>
      <text:p text:style-name="P50"><text:s text:c="8"/>Write-Warning "Не удалось получить обновления с сервера $computer: $_"</text:p>
      <text:p text:style-name="P50"><text:s text:c="4"/>}</text:p>
      <text:p text:style-name="P51">}</text:p>
      <text:p text:style-name="P50"># Сохраняем отчёт в CSV</text:p>
      <text:p text:style-name="P50">$csvPath = "C:\Scripts\RecentUpdatesReport.csv"</text:p>
      <text:p text:style-name="P50">$updateReport | Export-Csv -Path $csvPath -NoTypeInformation -Encoding UTF8</text:p>
      <text:p text:style-name="P50">Write-Host "Отчет сохранен в $csvPath"</text:p>
      <text:p text:style-name="P50">С помощью этого отчёта мы быстро определили, что именно на всех проблемных ПК установился KB5005565. Чтобы откатить его удалённо, использовал команду:</text:p>
      <text:p text:style-name="P50">Invoke-Command -ComputerName (Get-Content "C:\Scripts\computers.txt") -ScriptBlock {</text:p>
      <text:p text:style-name="P50"><text:s text:c="4"/>wusa /uninstall /kb:5005565 /quiet /norestart</text:p>
      <text:p text:style-name="P50">}</text:p>
      <text:p text:style-name="P52">После перезапуска машин RDP-сессии вернулись в норму. Плюс я добавил правило на WSUS, чтобы этот конкретный патч не раздавался снова до выяснения причины конфликта.</text:p>
      <text:p text:style-name="P54">Эксперт по нейросетям составил промпт, который позволит значительно увеличить доходы от ваших профессиональных навыков - вплоть до десятков раз. ИИ за считанные секунды проанализирует все ваши умения и предложит подробный план их развития на годы вперёд. Существуют два варианта запроса: краткий и полный. В первом случае ИИ предоставит необходимый минимум для дальнейшего профессионального роста без лишних деталей:</text:p>
      <text:p text:style-name="P54">"Current Situation:</text:p>
      <text:p text:style-name="P54">Income: [$]</text:p>
      <text:p text:style-name="P54">Skills: [Your current skills]</text:p>
      <text:p text:style-name="P54">Experience: [Years and field]</text:p>
      <text:p text:style-name="P54">Available time: [Hours per week]"</text:p>
      <text:p text:style-name="P54">Если выберете второй вариант, нейросеть пошагово объяснит, как стать настоящим экспертом в разработке, райтинге или любой другой сфере, учитывая даже такие мелочи, как время на обучение, предрасположенность к риску и стиль восприятия информации:</text:p>
      <text:p text:style-name="P54">[Insert the following details to optimize recommendations]:</text:p>
      <text:p text:style-name="P54">1. Current Income Details: <text:s/></text:p>
      <text:p text:style-name="P54"><text:s text:c="3"/>- Current annual income (approximate range is fine). <text:s/></text:p>
      <text:p text:style-name="P54"><text:s text:c="3"/>- Primary source of income (e.g., salaried job, freelance, business). <text:s/></text:p>
      <text:p text:style-name="P54">2. Skills Inventory: <text:s/></text:p>
      <text:p text:style-name="P54"><text:s text:c="3"/>- List top 5 skills you currently possess, ranked by proficiency. <text:s/></text:p>
      <text:p text:style-name="P54"><text:s text:c="3"/>- Highlight technical, interpersonal, or specialized skills. <text:s/></text:p>
      <text:p text:style-name="P54"><text:s text:c="3"/>- Indicate any certifications, degrees, or professional training.</text:p>
      <text:p text:style-name="P54">3. Experience Level: <text:s/></text:p>
      <text:p text:style-name="P54"><text:s text:c="3"/>- Years of experience in your primary field. <text:s/></text:p>
      <text:p text:style-name="P54"><text:s text:c="3"/>- Notable achievements, milestones, or projects. <text:s/></text:p>
      <text:p text:style-name="P54"><text:s text:c="3"/>- Areas of expertise or industries you are familiar with.</text:p>
      <text:p text:style-name="P55">4. Time Availability:</text:p>
      <text:p text:style-name="P54"><text:s text:c="3"/>- Average hours you can dedicate to skill-building each week. <text:s/></text:p>
      <text:p text:style-name="P54"><text:s text:c="3"/>- Preferred schedule (e.g., weekdays, weekends, mornings, evenings). <text:s/></text:p>
      <text:p text:style-name="P54"><text:s text:c="3"/>- Current commitments (e.g., job, family responsibilities).</text:p>
      <text:p text:style-name="P54">5. Learning Style Preferences: <text:s/></text:p>
      <text:p text:style-name="P54"><text:s text:c="3"/>- Preferred learning methods (e.g., self-paced, group learning, 1:1 mentorship). <text:s/></text:p>
      <text:p text:style-name="P54"><text:s text:c="3"/>- Willingness to pursue certifications or formal training. <text:s/></text:p>
      <text:p text:style-name="P54">6. Market Environment: <text:s/></text:p>
      <text:p text:style-name="P54"><text:s text:c="3"/>- Current industry or sector of work. <text:s/></text:p>
      <text:p text:style-name="P54"><text:s text:c="3"/>- Industries or fields of interest for career transition. <text:s/></text:p>
      <text:p text:style-name="P54"><text:s text:c="3"/>- Geographic location and remote work preferences. <text:s/></text:p>
      <text:p text:style-name="P54">7. Financial Resources: <text:s/></text:p>
      <text:p text:style-name="P54"><text:s text:c="3"/>- Budget for skill-building (e.g., for courses, certifications, tools). <text:s/></text:p>
      <text:p text:style-name="P54"><text:s text:c="3"/>- Willingness to invest in paid programs or software. <text:s/></text:p>
      <text:p text:style-name="P54">8. Income Goals: <text:s/></text:p>
      <text:p text:style-name="P54"><text:s text:c="3"/>- Target annual income in 1 year and 5 years. <text:s/></text:p>
      <text:p text:style-name="P54"><text:s text:c="3"/>- Priority: speed of income growth vs. sustainability. <text:s/></text:p>
      <text:p text:style-name="P54">9. Motivations &amp; Constraints: <text:s/></text:p>
      <text:p text:style-name="P54"><text:s text:c="3"/>- Core motivations for pursuing 10x income growth. <text:s/></text:p>
      <text:p text:style-name="P54"><text:s text:c="3"/>- Any personal constraints (e.g., mobility, time, physical limitations). <text:s/></text:p>
      <text:p text:style-name="P54">10. Risk Tolerance: <text:s/></text:p>
      <text:p text:style-name="P54"><text:s text:c="4"/>- Comfort level with career changes, entrepreneurial risks, or job shifts. <text:s/></text:p>
      <text:p text:style-name="P54"><text:s text:c="4"/>- Preferences for stable vs. high-risk, high-reward opportunities. </text:p>
      <text:p text:style-name="P56">Эксперт рекомендует использовать второй вариант, так как он предоставляет более глубокий анализ карьерного и образовательного пути.</text:p>
      <text:p text:style-name="P54">Как быстро заполнить пустые ячейки в Excel? В этом видео показан отличный способ, как заполнить их при помощи эмодзи всего за несколько шагов:</text:p>
      <text:p text:style-name="P54">1. Выделить таблицу - Ctrl + A</text:p>
      <text:p text:style-name="P54">2. Вызвать окно - Ctrl + G</text:p>
      <text:p text:style-name="P54">3. Выбрать пункт «Blanks»</text:p>
      <text:p text:style-name="P54">4. Сочетание клавиш Windows + .</text:p>
      <text:p text:style-name="P54">5. Подобрать подходящий символ</text:p>
      <text:p text:style-name="P56">6. Нажать Ctrl + Enter</text:p>
      <text:p text:style-name="P54">Бустим английский до уровня B2 максимально быстро - с помощью 6 простых промптов для ChatGPT. Составляем персональный план обучения: Создай для меня персональный план изучения английского языка. Мой текущий уровень A1, цель - B2 за 6 месяцев. Я могу уделять учёбе 45 минут в день. План должен включать грамматику, лексику, аудирование и практику речи</text:p>
      <text:p text:style-name="P54">Генерируем учебные материалы: Я хочу практиковать аудирование. Подбери мне 5 YouTube-каналов и 3 подкаста на английском на тему [ваши интересы, например, технологии, маркетинг] для уровня A2-B1.</text:p>
      <text:p text:style-name="P55">5-минутная языковая практика: Дай мне 3 быстрых 5-минутных упражнения для практики английского, которые я могу делать в перерыве на работе, когда нет времени на полноценное занятие</text:p>
      <text:p text:style-name="P54">Преодолеваем языковой барьер: Я боюсь говорить. Выступи в роли моего собеседника. Давай разыграем диалог: я турист в Лондоне и хочу заказать кофе. Задавай мне простые вопросы и исправляй мои ошибки</text:p>
      <text:p text:style-name="P54">Ежедневно тренируем лексику: Веди себя как мой тренер по английскому. Каждый день давай мне 5 новых слов на тему [например, "путешествия"] с примерами и проси составить с ними свои предложения. На следующий день проверяй меня</text:p>
      <text:p text:style-name="P56">Оцениваем прогресс и мотивируемся: Я учу английский уже месяц по нашему плану. Проведи небольшой тест, чтобы оценить мой прогресс в грамматике. Укажи на мои сильные стороны и мотивируй меня продолжать</text:p>
      <text:p text:style-name="P54">7 промптов для роста дохода: ChatGPT станет вашим наставником и поможет выжать максимум из вашей профессии, а также найти новые идеи и проекты для развития.</text:p>
      <text:p text:style-name="P54">Создаём и анализируем бизнес-идеи: </text:p>
      <text:p text:style-name="P54">Give me 10 scalable online business ideas I can start this month, using my skills and AI tools.</text:p>
      <text:p text:style-name="P54">Выбираем нишу для новых проектов: </text:p>
      <text:p text:style-name="P54">What sub-niches in [your area of interest] are trending right now? Rank them by profitability and competition.</text:p>
      <text:p text:style-name="P54">Составляем стратегию и план продвижения вашего продукта/идеи в соцсетях на 30 дней: </text:p>
      <text:p text:style-name="P54">Create a 30-day content calendar for TikTok, X, and Medium to promote a product in [your niche].</text:p>
      <text:p text:style-name="P54">Генерируем предложение или сопроводительное письмо для ваших клиентов и заказчиков: </text:p>
      <text:p text:style-name="P56">Design a digital offer for [your target audience] that solves their biggest pain point using AI.</text:p>
      <text:p text:style-name="P54">Придумываем, как монетизировать ваши знания и идеи: </text:p>
      <text:p text:style-name="P54">List 5 smart ways to monetize an audience of 1,000 followers in [your niche].</text:p>
      <text:p text:style-name="P54">Делаем ваши идеи вирусными, бустим продажи и привлекаем больше лидов: </text:p>
      <text:p text:style-name="P54">Write 3 viral hooks in the style of Alex Hormozi for my offer: [insert offer].</text:p>
      <text:p text:style-name="P56">Настраиваем SEO для вашего сайта/блога, чтобы привлекать туда трафик и потенциальных клиентов: Generate SEO titles, meta descriptions, and keywords for an article titled: [insert title].</text:p>
      <text:p text:style-name="P54">Бэкап и очистка журналов Event Log в Windows, размер которых превышает определённое значение. Такой скрипт проверит размер файлов журнала (Event Log) и если обнаружит, что размер одного из них превышает указанное значение, то создаст его резервную копию, а затем очистит журнал.</text:p>
      <text:p text:style-name="P55">strComputer = "."</text:p>
      <text:p text:style-name="P54">Set objWMIService = GetObject("winmgmts:" _</text:p>
      <text:p text:style-name="P54"><text:s text:c="4"/>&amp; "{impersonationLevel=impersonate, (Backup, Security)}!\\" _</text:p>
      <text:p text:style-name="P54"><text:s text:c="8"/>&amp; strComputer &amp; "\root\cimv2")</text:p>
      <text:p text:style-name="P54">Set colLogFiles = objWMIService.ExecQuery _</text:p>
      <text:p text:style-name="P54"><text:s text:c="4"/>("Select * from Win32_NTEventLogFile")</text:p>
      <text:p text:style-name="P54">For Each objLogfile in colLogFiles</text:p>
      <text:p text:style-name="P54"><text:s text:c="4"/>If objLogFile.FileSize &gt; 100000 Then</text:p>
      <text:p text:style-name="P54"><text:s text:c="7"/>strBackupLog = objLogFile.BackupEventLog _</text:p>
      <text:p text:style-name="P54"><text:s text:c="11"/>("c:\scripts\" &amp; objLogFile.LogFileName &amp; ".evt")</text:p>
      <text:p text:style-name="P54"><text:s text:c="7"/>objLogFile.ClearEventLog()</text:p>
      <text:p text:style-name="P54"><text:s text:c="4"/>End If</text:p>
      <text:p text:style-name="P56">Next</text:p>
      <text:p text:style-name="P54">Расширение скобок {} - одна из самых недооценённых, но мощных возможностей оболочек Linux. Оно позволяет удобно и быстро генерировать произвольные строки или числовые последовательности без ручного ввода. Чтобы использовать расширение скобок, укажите начало и конец последовательности внутри фигурных скобок {}, разделённых двумя точками .. . Например:</text:p>
      <text:p text:style-name="P54">$ echo {1..5}</text:p>
      <text:p text:style-name="P54">1 2 3 4 5</text:p>
      <text:p text:style-name="P54">Это выведет числа от 1 до 5. <text:s/>(https://t.me/+NlbvAzS3HWdmOGYy) </text:p>
      <text:p text:style-name="P54">Также работает с буквами:</text:p>
      <text:p text:style-name="P54">$ echo {a..e}</text:p>
      <text:p text:style-name="P54">a b c d e</text:p>
      <text:p text:style-name="P54">Примеры практического применения расширения скобок:</text:p>
      <text:p text:style-name="P54">Создание файлов с последовательными именами: $ touch report-{1..12}.txt</text:p>
      <text:p text:style-name="P54">Использование диапазонов в циклах:$ for i in {1..10}; do ...; done</text:p>
      <text:p text:style-name="P54">Создание нескольких каталогов за один вызов: $ mkdir backup-{1..4}</text:p>
      <text:p text:style-name="P56">Перемещение группы файлов: $ mv data-{1..5}.txt /path/to/destination/</text:p>
      <text:p text:style-name="P54">Скрипт для Mikrotik: Обнаружение новой записи в журнале. Этот скрипт проверяет, добавлена ли новая запись в журнал в определенный буфер. В этом примере мы будем использовать журналы PPPoE:</text:p>
      <text:p text:style-name="P54">/system logging action</text:p>
      <text:p text:style-name="P54">add name="pppoe"</text:p>
      <text:p text:style-name="P54">/system logging</text:p>
      <text:p text:style-name="P54">add action=pppoe topics=pppoe,info,!ppp,!debug</text:p>
      <text:p text:style-name="P54">Буфер журнала будет выглядеть примерно так же, как этот:</text:p>
      <text:p text:style-name="P54">[admin@mainGW] &gt; /log print where buffer=pppoe </text:p>
      <text:p text:style-name="P54">13:11:08 pppoe,info PPPoE connection established from 00:0C:42:04:4C:EE <text:s/></text:p>
      <text:p text:style-name="P54">Теперь мы можем написать скрипт, который будет определять, добавлена ли новая запись.</text:p>
      <text:p text:style-name="P54">:global lastTime;</text:p>
      <text:p text:style-name="P55">:global currentBuf [ :toarray [ /log find buffer=pppoe <text:s/>] ] ;</text:p>
      <text:p text:style-name="P54">:global currentLineCount [ :len $currentBuf ] ;</text:p>
      <text:p text:style-name="P54">:global currentTime [ :totime [/log get [ :pick $currentBuf ($currentLineCount -1) ] time <text:s text:c="2"/>] ];</text:p>
      <text:p text:style-name="P54">:global message "";</text:p>
      <text:p text:style-name="P54">:if ( $lastTime = "" ) do={ </text:p>
      <text:p text:style-name="P54"><text:s/>:set lastTime $currentTime ; </text:p>
      <text:p text:style-name="P54"><text:s/>:set message [/log get [ :pick $currentBuf ($currentLineCount-1) ] message];</text:p>
      <text:p text:style-name="P54">} else={</text:p>
      <text:p text:style-name="P54"><text:s/>:if ( $lastTime &lt; $currentTime ) do={ </text:p>
      <text:p text:style-name="P54"><text:s text:c="2"/>:set lastTime $currentTime ; </text:p>
      <text:p text:style-name="P54"><text:s text:c="2"/>:set message [/log get [ :pick $currentBuf ($currentLineCount-1) ] message];</text:p>
      <text:p text:style-name="P54"><text:s/>}</text:p>
      <text:p text:style-name="P54">}</text:p>
      <text:p text:style-name="P56">После обнаружения новой записи она сохраняется в переменной «message», которую в дальнейшем можно использовать для анализа сообщений журнала, например, для получения mac-адресов PPPoE-клиентов.</text:p>
      <text:p text:style-name="P56">Хотите повторно использовать последний аргумент из предыдущей команды? Используйте !$, это сэкономит время и нажатия клавиш.</text:p>
      <text:p text:style-name="P54">nftables - это инструменту для фильтрации пакетов в Linux, пришедшему на смену iptables.</text:p>
      <text:p text:style-name="P54">1. Запуск:</text:p>
      <text:p text:style-name="P54">nft list ruleset <text:s text:c="14"/># Показать все правила</text:p>
      <text:p text:style-name="P54">nft add table ip filter <text:s text:c="7"/># Создать таблицу filter для IPv4</text:p>
      <text:p text:style-name="P54">nft add chain ip filter input <text:s/># Создать цепочку input в таблице filter</text:p>
      <text:p text:style-name="P54">2. Добавление правил:</text:p>
      <text:p text:style-name="P54">Принять пакеты от локального хоста: nft add rule ip filter input ip saddr 127.0.0.1 accept</text:p>
      <text:p text:style-name="P54">Блокировать входящий трафик на порт 80: nft add rule ip filter input tcp dport 80 drop</text:p>
      <text:p text:style-name="P54">Разрешить весь исходящий трафик: <text:s/>nft add rule ip filter output accept</text:p>
      <text:p text:style-name="P54">3. Удаление:</text:p>
      <text:p text:style-name="P54">nft delete rule ip filter input handle &lt;номер&gt; <text:s/># Удалить правило по handle</text:p>
      <text:p text:style-name="P54">nft delete chain ip filter input <text:s text:c="14"/># Удалить цепочку input</text:p>
      <text:p text:style-name="P54">nft delete table ip filter <text:s text:c="20"/># Удалить таблицу filter</text:p>
      <text:p text:style-name="P54">4. Сохранение и загрузка конфигурации:</text:p>
      <text:p text:style-name="P54">nft list ruleset &gt; /etc/nftables.conf <text:s text:c="9"/># Сохранить правила</text:p>
      <text:p text:style-name="P54">nft -f /etc/nftables.conf <text:s text:c="21"/># Загрузить правила из файла</text:p>
      <text:p text:style-name="P54">5. Создание логирования: nft add rule ip filter input log prefix "IN: " level debug. Типы объектов:</text:p>
      <text:p text:style-name="P54">Таблицы (tables) – В nftables таблицы служат для организации правил. Каждая таблица привязывается к семейству (например, ip, ip6).</text:p>
      <text:p text:style-name="P55">Цепочки (chains) – Цепочки представляют собой наборы правил. Основные встроенные цепочки: input, output, forward.</text:p>
      <text:p text:style-name="P54">Правила (rules) – Условия и действия, выполняемые на пакетах, такие как accept, drop, reject, log.</text:p>
      <text:p text:style-name="P54">Основные операторы:</text:p>
      <text:p text:style-name="P54">accept – Разрешить пакет.</text:p>
      <text:p text:style-name="P54">drop – Заблокировать пакет.</text:p>
      <text:p text:style-name="P54">reject – Отклонить с ответом.</text:p>
      <text:p text:style-name="P54">log – Вести лог пакетов.</text:p>
      <text:p text:style-name="P54">Примеры сложных правил:</text:p>
      <text:p text:style-name="P54">1. Ограничение скорости (rate limiting): nft add rule ip filter input limit rate 5/second accept </text:p>
      <text:p text:style-name="P54">2. Использование сетов для IP-адресов:</text:p>
      <text:p text:style-name="P54">nft add set ip filter blacklist { type ipv4_addr; }</text:p>
      <text:p text:style-name="P54">nft add rule ip filter input ip saddr @blacklist drop</text:p>
      <text:p text:style-name="P54">nft add element ip filter blacklist { 192.168.1.1, 10.0.0.0/8 }</text:p>
      <text:p text:style-name="P56">3. Redirect на другой порт: <text:s/>nft add rule ip nat prerouting tcp dport 80 redirect to 8080. Используйте nft monitor для слежения за изменениями правил в реальном времени; Включайте логирование при тестировании правил для отладки (log prefix "TEST: "); nftables имеет более гибкий синтаксис, чем iptables, и поддерживает более сложные условия и комбинации.</text:p>
      <text:p text:style-name="P54">GREP в Linux: шпаргалка. Синтаксис:</text:p>
      <text:p text:style-name="P54">grep [ОПЦИИ] 'ШАБЛОН' [ФАЙЛ...]</text:p>
      <text:p text:style-name="P54">команда | grep [ОПЦИИ] 'ШАБЛОН'</text:p>
      <text:p text:style-name="P54">Топ-опции (must-have):</text:p>
      <text:p text:style-name="P54">-i - без учёта регистра</text:p>
      <text:p text:style-name="P54">-n - номер строки</text:p>
      <text:p text:style-name="P54">-H - печатать имя файла</text:p>
      <text:p text:style-name="P54">-r / -R - рекурсивно по каталогам (-R следует по symlink)</text:p>
      <text:p text:style-name="P54">-l - только имена файлов с совпадениями</text:p>
      <text:p text:style-name="P54">-L - файлы без совпадений</text:p>
      <text:p text:style-name="P54">-v - инверсия (показать НЕ совпавшие строки)</text:p>
      <text:p text:style-name="P54">-c - количество совпадений (строк)</text:p>
      <text:p text:style-name="P54">-o - вывести только совпавшую часть</text:p>
      <text:p text:style-name="P54">-w - совпадение целого слова</text:p>
      <text:p text:style-name="P54">-x - совпадение всей строки целиком</text:p>
      <text:p text:style-name="P54">--color=auto - подсветка</text:p>
      <text:p text:style-name="P54">Контекст вокруг совпадения</text:p>
      <text:p text:style-name="P54">-A 5 - 5 строк после</text:p>
      <text:p text:style-name="P54">-B 5 - 5 строк до</text:p>
      <text:p text:style-name="P54">-C 5 - 5 строк вокруг</text:p>
      <text:p text:style-name="P54">grep -nC 2 'error' /var/log/syslog</text:p>
      <text:p text:style-name="P54">Несколько шаблонов</text:p>
      <text:p text:style-name="P54">-e - несколько выражений</text:p>
      <text:p text:style-name="P55">-f patterns.txt - шаблоны из файла</text:p>
      <text:p text:style-name="P54">grep -E -e 'error' -e 'warn' app.log</text:p>
      <text:p text:style-name="P54">grep -f patterns.txt app.log</text:p>
      <text:p text:style-name="P54">Режимы регулярных выражений</text:p>
      <text:p text:style-name="P54">BRE (по умолчанию): grep 'a\{2\}'</text:p>
      <text:p text:style-name="P54">ERE: grep -E 'a{2,}' (удобнее)</text:p>
      <text:p text:style-name="P54">PCRE: grep -P '(?&lt;=id=)\d+' (lookbehind и т.п.)</text:p>
      <text:p text:style-name="P54">Мини-шпаргалка по regex. Якоря и позиции</text:p>
      <text:p text:style-name="P54">^ начало строки, $ конец строки</text:p>
      <text:p text:style-name="P54">\&lt; начало слова, \&gt; конец слова (в GNU grep часто работает)</text:p>
      <text:p text:style-name="P54">Квантификаторы:</text:p>
      <text:p text:style-name="P54">? 0 или 1</text:p>
      <text:p text:style-name="P54">* 0+</text:p>
      <text:p text:style-name="P54">+ 1+ (в ERE/PCRE)</text:p>
      <text:p text:style-name="P54">{n}, {n,}, {n,m}</text:p>
      <text:p text:style-name="P54">Классы:</text:p>
      <text:p text:style-name="P54">. любой символ кроме \n</text:p>
      <text:p text:style-name="P54">[0-9], [A-Za-z], [^...] (не из набора)</text:p>
      <text:p text:style-name="P54">POSIX: [[:digit:]] [[:alpha:]] [[:alnum:]] [[:space:]]</text:p>
      <text:p text:style-name="P54">Практика: логи и инциденты. Ошибки/варнинги: grep -iE 'error|warn|fatal' /var/log/syslog</text:p>
      <text:p text:style-name="P54">Сервис по systemd-журналу: journalctl -u nginx --no-pager | grep -i 'error'</text:p>
      <text:p text:style-name="P54">Кто ломится по SSH (auth.log): grep -i 'failed password' /var/log/auth.log | tail</text:p>
      <text:p text:style-name="P54">Найти IP в логе: grep -oE '([0-9]{1,3}\.){3}[0-9]{1,3}' access.log | sort -u</text:p>
      <text:p text:style-name="P54">Поиск в конфиге. Рекурсивно, исключая мусор: grep -RIn --exclude-dir={.git,node_modules} --exclude='*.min.*' 'listen' /etc/nginx</text:p>
      <text:p text:style-name="P54">Показать строки, где параметр закомментирован/не закомментирован: grep -nE '^\s*#?\s*PermitRootLogin' /etc/ssh/sshd_config</text:p>
      <text:p text:style-name="P54">Трюки: grep + find</text:p>
      <text:p text:style-name="P54">Только по *.conf</text:p>
      <text:p text:style-name="P54">find /etc -name '*.conf' -print0 | xargs -0 grep -nH 'timeout'</text:p>
      <text:p text:style-name="P54">Большие файлы - быстрее</text:p>
      <text:p text:style-name="P54">LC_ALL=C grep -n 'pattern' big.log</text:p>
      <text:p text:style-name="P54">Быстрые проверки (exit code): </text:p>
      <text:p text:style-name="P54">0 - найдено; </text:p>
      <text:p text:style-name="P54">1 - не найдено; </text:p>
      <text:p text:style-name="P54">2 - ошибка. </text:p>
      <text:p text:style-name="P57">grep -q 'pattern' file &amp;&amp; echo OK || echo NO</text:p>
      <text:p text:style-name="P58">KVM Live Migration: Переезд без даунтайма. Представьте: вам нужно обновить ядро на физическом сервере, но на нём крутится критически важная база данных, которую нельзя останавливать ни на секунду. Что делать? Мигрировать её на соседнюю ноду на лету! Разбираемся, как работает Live Migration в libvirt и как выполнить её одной командой. Чтобы живая миграция прошла успешно, нужно выполнить несколько условий:</text:p>
      <text:p text:style-name="P59">1. Общее хранилище (Shared Storage): Диски виртуалки должны лежать там, где их видят оба хоста (NFS, iSCSI, Ceph) (Существует миграция с копированием дисков --copy-storage-all, но она медленнее и нагружает сеть).</text:p>
      <text:p text:style-name="P54">2. SSH-ключи: Хосты должны ходить друг к другу по SSH без пароля.</text:p>
      <text:p text:style-name="P54">3. Совместимость CPU: Железо должно быть похожим (в идеале - идентичным). Если процессоры разных поколений, используйте в настройках VM обобщенный тип процессора (например, Nehalem или kvm64).</text:p>
      <text:p text:style-name="P54">4. Сеть: Имя сетевого моста (например, br0) должно совпадать на обоих хостах.</text:p>
      <text:p text:style-name="P54">Команда запуска. Миграция инициируется на исходном хосте (Source). Базовый синтаксис: virsh migrate [FLAGS] &lt;vm_name&gt; &lt;dest_uri&gt;</text:p>
      <text:p text:style-name="P54">Боевая команда (рекомендуемый набор флагов):</text:p>
      <text:p text:style-name="P54">virsh migrate --live --persistent --undefine-source --verbose --p2p \</text:p>
      <text:p text:style-name="P54">web-server-01 qemu+ssh://root@192.168.1.20/system</text:p>
      <text:p text:style-name="P54">Разбор флагов:</text:p>
      <text:p text:style-name="P54">--live: Самое главное. Переносит память работающей машины частями. В конце - микропауза для синхронизации остатка, но сервисы не падают.</text:p>
      <text:p text:style-name="P54">--persistent: Создать конфиг (.xml) на новом хосте, чтобы машина там осталась после ребута.</text:p>
      <text:p text:style-name="P54">--undefine-source: Удалить конфиг на старом хосте после успешного переезда (чтобы не было дублей).</text:p>
      <text:p text:style-name="P54">--verbose: Показывает прогресс-бар (полезно, чтобы не гадать, зависло или нет).</text:p>
      <text:p text:style-name="P54">--p2p: Peer-to-peer режим. Управляет соединением напрямую между демонами libvirt.</text:p>
      <text:p text:style-name="P54">qemu+ssh://...: Адрес назначения.</text:p>
      <text:p text:style-name="P54">Если что-то пошло не так:</text:p>
      <text:p text:style-name="P54">1. "Unsafe migration" - Если virsh ругается на разницу в CPU или кэшировании дисков, но вы уверены в успехе, можно добавить флаг --unsafe. Но помните: это риск повредить данные. Лучше приведите конфиги к общему знаменателю.</text:p>
      <text:p text:style-name="P56">2. Зависание в конце - Бывает, что машина активно пишет в память (High RAM churn rate), и канал не успевает передать изменения быстрее, чем они появляются. Решение: Включить сжатие (--compressed) или временно ограничить активность приложений в VM.</text:p>
      <text:p text:style-name="P54">Шпаргалка по grep. grep - это мощный инструмент для поиска текста в файлах на основе регулярных выражений. Основные команды:</text:p>
      <text:p text:style-name="P54">1. Поиск строки в файле: grep "строка" имя_файла - Ищет указанную строку в файле.</text:p>
      <text:p text:style-name="P54">2. Поиск в нескольких файлах: grep "строка" файл1 файл2</text:p>
      <text:p text:style-name="P54">3. Поиск рекурсивно: grep -r "строка" /путь/к/каталогу - Ищет строку во всех файлах указанного каталога.</text:p>
      <text:p text:style-name="P54">4. Игнорирование регистра: grep -i "строка" имя_файла</text:p>
      <text:p text:style-name="P58">5. Показать номер строки: grep -n "строка" имя_файла</text:p>
      <text:p text:style-name="P59">6. Вывод строк, не содержащих шаблон: grep -v "строка" имя_файла</text:p>
      <text:p text:style-name="P54">7. Подсветка совпадений: grep --color "строка" имя_файла</text:p>
      <text:p text:style-name="P54">8. Подсчитать количество совпадений: grep -c "строка" имя_файла</text:p>
      <text:p text:style-name="P54">Расширенные команды:</text:p>
      <text:p text:style-name="P54">1. Использование регулярных выражений: grep -E "регулярное_выражение" имя_файла Или: egrep "регулярное_выражение" имя_файла.</text:p>
      <text:p text:style-name="P54">2. Поиск с указанием количества строк до и после совпадения: grep -A 3 -B 2 "строка" имя_файла. -A (after) и -B (before) указывают количество строк, которые будут выведены до и после найденной строки.</text:p>
      <text:p text:style-name="P54">3. Поиск только имени файла: grep -l "строка" *</text:p>
      <text:p text:style-name="P54">4. Инвертированный поиск файлов: grep -L "строка" * - Показывает файлы, в которых не найдено совпадений. Полезные опции:</text:p>
      <text:p text:style-name="P54">- -w - ищет полные слова.</text:p>
      <text:p text:style-name="P54">- -o - выводит только совпавшие строки.</text:p>
      <text:p text:style-name="P54">- -q - тихий режим, без вывода в терминал, используется для проверки совпадений.</text:p>
      <text:p text:style-name="P54">Примеры:</text:p>
      <text:p text:style-name="P54">1. Поиск строки "error" в логах: grep "error" /var/log/syslog</text:p>
      <text:p text:style-name="P54">2. Поиск строк с IP-адресами: grep -Eo '[0-9]+\.[0-9]+\.[0-9]+\.[0-9]+' имя_файла</text:p>
      <text:p text:style-name="P56">3. Поиск строки и запись результата в файл: grep "pattern" имя_файла &gt; output.txt</text:p>
      <text:p text:style-name="P54">Мгновенное восстановление объектов в Active Directory. Бывало такое: случайно удалили не ту учетку, группу или, не дай бог, целую OU? Лезть в бэкапы (Veeam/WSB) ради одного объекта - это долго, муторно, да и простой для пользователя. Решаем проблему красиво. Суть: Многие забывают, что начиная с Server 2008 R2 в AD есть «Корзина» (AD Recycle Bin), но по умолчанию она выключена! Если она не активна, удаленный объект улетает в небытие (Tombstone), теряя атрибуты и членство в группах.</text:p>
      <text:p text:style-name="P54">Как проверить и включить: Запускаем PowerShell от админа. Проверяем статус: Get-ADOptionalFeature -Filter {Name -like "Recycle Bin Feature"} | Select-Object Name, EnabledScopes</text:p>
      <text:p text:style-name="P54">Если в EnabledScopes пусто, значит, корзина выключена. Включаем (учтите, действие необратимое, отключить потом нельзя, но оно и не нужно): Enable-ADOptionalFeature 'Recycle Bin Feature' -Scope ForestOrConfigurationSet -Target 'yourdomain.com'</text:p>
      <text:p text:style-name="P58">Как восстановить удаленное: Допустим, снесли пользователя ivanov. Не нужно никаких сторонних утилит, одна строка вернет его со всеми группами и правами: Get-ADObject -Filter 'Name -like "*ivanov*"' -IncludeDeletedObjects | Restore-ADObject</text:p>
      <text:p text:style-name="P60">Совет: В новых версиях Windows Server (2012+) есть GUI для этого в Active Directory Administrative Center, но консоль грузится вечность. PowerShell отрабатывает за секунды. Проверьте прямо сейчас, включена ли у вас корзина, чтобы потом не кусать локти.</text:p>
      <text:p text:style-name="P58">Шпаргалка по grep. grep - это мощный инструмент для поиска текста в файлах на основе регулярных выражений. Основные команды:</text:p>
      <text:p text:style-name="P58">1. Поиск строки в файле: grep "строка" имя_файла - Ищет указанную строку в файле.</text:p>
      <text:p text:style-name="P58">2. Поиск в нескольких файлах: grep "строка" файл1 файл2</text:p>
      <text:p text:style-name="P58">3. Поиск рекурсивно: grep -r "строка" /путь/к/каталогу - Ищет строку во всех файлах указанного каталога.</text:p>
      <text:p text:style-name="P58">4. Игнорирование регистра: grep -i "строка" имя_файла</text:p>
      <text:p text:style-name="P58">5. Показать номер строки: grep -n "строка" имя_файла</text:p>
      <text:p text:style-name="P58">6. Вывод строк, не содержащих шаблон: grep -v "строка" имя_файла</text:p>
      <text:p text:style-name="P58">7. Подсветка совпадений: grep --color "строка" имя_файла</text:p>
      <text:p text:style-name="P58">8. Подсчитать количество совпадений: grep -c "строка" имя_файла</text:p>
      <text:p text:style-name="P58">Расширенные команды:</text:p>
      <text:p text:style-name="P58">1. Использование регулярных выражений: grep -E "регулярное_выражение" имя_файла Или: egrep "регулярное_выражение" имя_файла.</text:p>
      <text:p text:style-name="P58">2. Поиск с указанием количества строк до и после совпадения: grep -A 3 -B 2 "строка" имя_файла. -A (after) и -B (before) указывают количество строк, которые будут выведены до и после найденной строки.</text:p>
      <text:p text:style-name="P58">3. Поиск только имени файла: grep -l "строка" *</text:p>
      <text:p text:style-name="P58">4. Инвертированный поиск файлов: grep -L "строка" * - Показывает файлы, в которых не найдено совпадений. Полезные опции:</text:p>
      <text:p text:style-name="P58">- -w - ищет полные слова.</text:p>
      <text:p text:style-name="P58">- -o - выводит только совпавшие строки.</text:p>
      <text:p text:style-name="P58">- -q - тихий режим, без вывода в терминал, используется для проверки совпадений.</text:p>
      <text:p text:style-name="P58">Примеры:</text:p>
      <text:p text:style-name="P58">1. Поиск строки "error" в логах: grep "error" /var/log/syslog</text:p>
      <text:p text:style-name="P58">2. Поиск строк с IP-адресами: grep -Eo '[0-9]+\.[0-9]+\.[0-9]+\.[0-9]+' имя_файла</text:p>
      <text:p text:style-name="P57">3. Поиск строки и запись результата в файл: grep "pattern" имя_файла &gt; output.txt</text:p>
      <text:p text:style-name="P61">Мгновенное восстановление объектов в Active Directory. Бывало такое: случайно удалили не ту учетку, группу или, не дай бог, целую OU? Лезть в бэкапы (Veeam/WSB) ради одного объекта - это долго, муторно, да и простой для пользователя. Решаем проблему красиво. Суть: Многие забывают, что начиная с Server 2008 R2 в AD есть «Корзина» (AD Recycle Bin), но по умолчанию она выключена! Если она не активна, удаленный объект улетает в небытие (Tombstone), теряя атрибуты и членство в группах.</text:p>
      <text:p text:style-name="P62">Как проверить и включить: Запускаем PowerShell от админа. Проверяем статус: Get-ADOptionalFeature -Filter {Name -like "Recycle Bin Feature"} | Select-Object Name, EnabledScopes</text:p>
      <text:p text:style-name="P58">Если в EnabledScopes пусто, значит, корзина выключена. Включаем (учтите, действие необратимое, отключить потом нельзя, но оно и не нужно): Enable-ADOptionalFeature 'Recycle Bin Feature' -Scope ForestOrConfigurationSet -Target 'yourdomain.com'</text:p>
      <text:p text:style-name="P58">Как восстановить удаленное: Допустим, снесли пользователя ivanov. Не нужно никаких сторонних утилит, одна строка вернет его со всеми группами и правами: Get-ADObject -Filter 'Name -like "*ivanov*"' -IncludeDeletedObjects | Restore-ADObject</text:p>
      <text:p text:style-name="P57">Совет: В новых версиях Windows Server (2012+) есть GUI для этого в Active Directory Administrative Center, но консоль грузится вечность. PowerShell отрабатывает за секунды. Проверьте прямо сейчас, включена ли у вас корзина, чтобы потом не кусать локти.</text:p>
      <text:p text:style-name="P58">Инструменты для поиска и устранения неисправностей:</text:p>
      <text:p text:style-name="P58">grml - загрузочный Live CD Debian с мощными инструментами CLI - https://grml.org/</text:p>
      <text:p text:style-name="P58">mitmproxy - инструмент Python, используемый для перехвата, просмотра и модификации сетевого трафика. Незаменим при устранении некоторых проблем - https://mitmproxy.org/</text:p>
      <text:p text:style-name="P58">mtr - сетевая утилита, объединяющая traceroute и ping - https://www.bitwizard.nl/mtr/</text:p>
      <text:p text:style-name="P58">perf-tools - инструменты анализа производительности, основанные на Linux perf_events (aka perf) и ftrace - https://github.com/brendangregg/perf-tools</text:p>
      <text:p text:style-name="P57">wireshark - лучший в мире анализатор сетевых протоколов - https://www.wireshark.org/</text:p>
      <text:p text:style-name="P63">Мониторим активные подключения к серверу по SSH. Иногда нужно быстро узнать, кто сейчас подключён к серверу по SSH. Вот простой однострочный скрипт:</text:p>
      <text:p text:style-name="P63">who | grep 'pts' | awk '{print $1, $2, $5}'</text:p>
      <text:p text:style-name="P63">Что делает этот скрипт?</text:p>
      <text:p text:style-name="P63">* who - выводит список всех вошедших пользователей.</text:p>
      <text:p text:style-name="P63">* grep 'pts' - фильтрует только те строки, что связаны с терминалами SSH.</text:p>
      <text:p text:style-name="P63">* awk '{print $1, $2, $5}' - красиво выводит имя пользователя, терминал и IP-адрес.</text:p>
      <text:p text:style-name="P63">Пример вывода:</text:p>
      <text:p text:style-name="P63">admin pts/0 (192.168.1.55)</text:p>
      <text:p text:style-name="P64">root <text:s/>pts/1 (10.0.0.23)</text:p>
      <text:p text:style-name="P65">Мониторинг и оптимизация дискового пространства в Linux. Мониторинг использования:</text:p>
      <text:p text:style-name="P63">Проверить свободное место: df -h</text:p>
      <text:p text:style-name="P63">Размер директории: du -sh /путь/к/директории</text:p>
      <text:p text:style-name="P63">Топ-10 крупных папок: du -ah /путь | sort -rh | head -n 10</text:p>
      <text:p text:style-name="P63">Найти большие файлы (&gt;1ГБ): find / -type f -size +1G 2&gt;/dev/null</text:p>
      <text:p text:style-name="P63">Очистка места:</text:p>
      <text:p text:style-name="P63">Удалить старые логи: find /var/log -type f -name "*.log" -mtime +30 -exec rm -f {} \;</text:p>
      <text:p text:style-name="P63">Очистить кэш:</text:p>
      <text:p text:style-name="P63">sudo apt-get clean</text:p>
      <text:p text:style-name="P63">sudo dnf clean all</text:p>
      <text:p text:style-name="P63">Удалить временные файлы: sudo rm -rf /tmp/* /var/tmp/*</text:p>
      <text:p text:style-name="P63">Удалить старые ядра: sudo apt-get autoremove --purge</text:p>
      <text:p text:style-name="P63">Автоматизация:</text:p>
      <text:p text:style-name="P63">Добавить в crontab задачу для регулярной очистки логов: 0 3 * * 7 find /var/log -type f -name "*.log" -mtime +30 -exec rm -f {} \;</text:p>
      <text:p text:style-name="P63">Оптимизация:</text:p>
      <text:p text:style-name="P63">Перенос крупных папок:</text:p>
      <text:p text:style-name="P63">mv /большая/папка /mnt/новый_диск</text:p>
      <text:p text:style-name="P63">ln -s /mnt/новый_диск /большая/папка</text:p>
      <text:p text:style-name="P63">Сжатие логов: gzip /var/log/*.log</text:p>
      <text:p text:style-name="P63">Удаление дублированных файлов: fdupes -r /путь</text:p>
      <text:p text:style-name="P63">Полезные утилиты:</text:p>
      <text:p text:style-name="P63">ncdu - анализ диска: sudo apt install ncdu &amp;&amp; ncdu /</text:p>
      <text:p text:style-name="P63">iotop - мониторинг операций с файлами: iotop</text:p>
      <text:p text:style-name="P63">fslint - поиск мусорных файлов: sudo apt install fslint</text:p>
      <text:p text:style-name="P63">Мониторинг в реальном времени:</text:p>
      <text:p text:style-name="P63">Свободное место: df -h</text:p>
      <text:p text:style-name="P63">Загрузка диска процессами: iotop</text:p>
      <text:p text:style-name="P64">Отслеживание изменений в директории: inotifywait -m /путь</text:p>
      <text:p text:style-name="P63">Работа с правами доступа файлов и директорий в Linux:</text:p>
      <text:p text:style-name="P63">chown vasya /file - Назначить пользователя vasya владельцем файла file</text:p>
      <text:p text:style-name="P63">chown -R vasya directory - Рекурсивно обойти директорию directory и назначить пользователя vasya владельцем всех вложенных файлов и директорий</text:p>
      <text:p text:style-name="P63">chown vasya:group /file - Назначить владельца и группу для файла /file</text:p>
      <text:p text:style-name="P63">chmod ugo+rwx /directory - Установить полные права доступа rwx ( Read Write eXecute ) для всех ugo ( User Group Other ) на директорию /directory. То-же самое можно сделать, используя числовой представление chmod 777 directory</text:p>
      <text:p text:style-name="P63">chmod go-rwx /directory - Удалить все права на директорию /directory для группы и остальных</text:p>
      <text:p text:style-name="P63">chgrp new_group file - Изменить группу-владельца для file на new_group</text:p>
      <text:p text:style-name="P65">chmod o+t /home/public - Установить так называемый STIKY-бит на директорию /home/public. Удалить файл в такой директории может только владелец данного файла</text:p>
      <text:p text:style-name="P63">chmod o-t /home/public - Удалить STIKY-бит с директории /home/public</text:p>
      <text:p text:style-name="P63">chmod u+s /bin/binary_file - Установить SUID-бит на файл /bin/binary_file. Это позволяет любому пользователю системы, запускать данный файл с правами владельца файла</text:p>
      <text:p text:style-name="P63">chmod u-s /bin/binary_file - Удалить SUID-бит с файла /bin/binary_file</text:p>
      <text:p text:style-name="P63">chmod g+s /home/public - Установить SGID-бит на директории /home/public</text:p>
      <text:p text:style-name="P63">chmod g-s /home/public - Удалить SGID-бит с директории /home/public</text:p>
      <text:p text:style-name="P63">find / -perm -u+s - Поиск всех файлов с установленным SUID битом, начиная с корня файловой системы</text:p>
      <text:p text:style-name="P64">ls -lh - Листинг текущего каталога с правами доступа</text:p>
      <text:p text:style-name="P63">Как провести Тех. обслуживание сервера с уведомлением пользователей? Для начала создаем пустой файл /etc/nologin. Включаем возможность заходить под root. Теперь только root сможет авторизоваться по ssh. Переходим к уведомлениям, возможно кто-то в данный момент работает в терминале. Воспользуемся утилитой wall. Wall - утилита командной строки, которая отображает сообщение на терминалах всех вошедших в систему пользователей. Запускаем команду:</text:p>
      <text:p text:style-name="P63">wall "... текст сообщения ..."</text:p>
      <text:p text:style-name="P63">Все кто подключен к серверу, получают сообщение:</text:p>
      <text:p text:style-name="P63">... текст сообщения ...</text:p>
      <text:p text:style-name="P63">И неважно что делает человек и где находится, сообщение появится у него на экране. Через wall можно спамить определенным группам пользователей. В указанное время запускаем ассасина: pkill -9 -u `who | awk '{print $1}'| grep -v root|head -1.</text:p>
      <text:p text:style-name="P64">Выгнали всех с сервера, кроме root’а и проводим технические работы, удаляем /etc/nologin. Wall можно заменить например на такое: echo "какой-то текст" | write user. Но тут сообщение уйдет конкретному пользователю user. Конечно, если по какой-то причине, в системе отсутствует wall, можно и через цикл выгрести всех юзеров и через echo отправить им уведомление. write - утилита, позволяющая отправить сообщение другому пользователю, который имеет сессию в этой же системе. Или так: echo "какой-то текст" &gt; /dev/pts/1</text:p>
      <text:p text:style-name="P63">Bash скрипт слежения за зависшими процессами. На одном из серверов был перенесен веб-сайт, из-за которого периодически подвисал дочерний httpd (apache2) процесс. Необходимо было временное решение на время отладки кода и решения проблемы на уровне сайта, которое отслеживало бы зависшие процессы. Было решено написать bash скрипт, который отслеживает время жизни процесса, затраченное время процессора (CPU time) и нагрузку на процессов. В случае, если все 3 параметра достигают определенное пиковое конфигурируемое значение - процесс убивается. Использование:</text:p>
      <text:p text:style-name="P65">./checker.sh param1 param2</text:p>
      <text:p text:style-name="P63">#Пример:</text:p>
      <text:p text:style-name="P63">./checker.sh httpd www-data</text:p>
      <text:p text:style-name="P63">param1 - поисковая строка для вывода команды ps</text:p>
      <text:p text:style-name="P63">param2 - опционально, вторая поисковая строка для уточнения результатов</text:p>
      <text:p text:style-name="P63">#!/bin/bash</text:p>
      <text:p text:style-name="P63">cpuLimit=5000 <text:s text:c="2"/># cpu * 100</text:p>
      <text:p text:style-name="P63">timeLimit=600 <text:s text:c="3"/># process time limit in seconds</text:p>
      <text:p text:style-name="P63">cpuTimelimit=400 <text:s text:c="2"/># process cpu time limit in seconds</text:p>
      <text:p text:style-name="P63">killSignal="HUP" <text:s text:c="3"/># kill signal</text:p>
      <text:p text:style-name="P63">debug=0 <text:s text:c="4"/># 1 - not kill | 0 - kill</text:p>
      <text:p text:style-name="P63">verbose=1 <text:s text:c="4"/># 1 - print info | 1 - without output</text:p>
      <text:p text:style-name="P63">##### END CONFIG #####</text:p>
      <text:p text:style-name="P63">declare -i cpuLimit</text:p>
      <text:p text:style-name="P63">declare -i timeLimit</text:p>
      <text:p text:style-name="P63">declare -i cpuTimelimit</text:p>
      <text:p text:style-name="P63">declare -i debug</text:p>
      <text:p text:style-name="P63">declare -i verbose</text:p>
      <text:p text:style-name="P63">declare -A pidTime</text:p>
      <text:p text:style-name="P63">declare -A pidCpuTime</text:p>
      <text:p text:style-name="P63">declare -A pidCpu</text:p>
      <text:p text:style-name="P63">declare -A pidUser</text:p>
      <text:p text:style-name="P63">declare -A pidApp</text:p>
      <text:p text:style-name="P63">appName=$1 #"httpd"</text:p>
      <text:p text:style-name="P63">appName=${appName:=httpd}</text:p>
      <text:p text:style-name="P63">grep2=$2 #"plsm.ru"</text:p>
      <text:p text:style-name="P63">grep2=${grep2:=$appName}</text:p>
      <text:p text:style-name="P63">if [[ -z $grep2 ]];then</text:p>
      <text:p text:style-name="P63"><text:s/>grep2=$appName</text:p>
      <text:p text:style-name="P63">fi</text:p>
      <text:p text:style-name="P63">{</text:p>
      <text:p text:style-name="P63"><text:s/>declare $( ps -eo pid,user,pcpu,etimes,comm | grep $appName | grep $grep2 | grep -v grep | sed -e 's/^[[:space:]]*//' | awk {'print "pidCpu["$1 "]=" $3*100'} )</text:p>
      <text:p text:style-name="P63"><text:s/>declare $( ps -eo pid,cputime,user,pcpu,etimes,comm | grep $appName | grep <text:s/>$grep2 | grep -v grep | sed -e 's/^[[:space:]]*//' | <text:s/>awk -F'[: ]+' '/:/ {t=$4+60*($3+60*$2); print "pidCpuTime["$1 "]="t}' )</text:p>
      <text:p text:style-name="P63"><text:s/>declare $( ps -eo pid,user,pcpu,etimes,comm | grep $appName | grep $grep2 | grep -v grep | sed -e 's/^[[:space:]]*//' | awk {'print "pidTime["$1 "]=" $4'} )</text:p>
      <text:p text:style-name="P63"><text:s/>declare $( ps -eo pid,user,pcpu,etimes,comm | grep $appName | grep $grep2 | grep -v grep | sed -e 's/^[[:space:]]*//' | awk {'print "pidUser["$1 "]=" $2'} )</text:p>
      <text:p text:style-name="P63"><text:s/>declare $( ps -eo pid,user,pcpu,etimes,comm | grep $appName | grep $grep2 | grep -v grep | sed -e 's/^[[:space:]]*//' | awk {'print "pidApp["$1 "]=" $5'} )</text:p>
      <text:p text:style-name="P63">} &amp;&gt; /dev/null</text:p>
      <text:p text:style-name="P63">arrSize=${#pidCpu[@]}</text:p>
      <text:p text:style-name="P65">if [[ $arrSize -eq 0 ]];then</text:p>
      <text:p text:style-name="P63"><text:s/>if [[ $verbose -eq 1 ]];then</text:p>
      <text:p text:style-name="P63"><text:s text:c="2"/>echo "Required processes are not found"</text:p>
      <text:p text:style-name="P63"><text:s/>fi</text:p>
      <text:p text:style-name="P63">else</text:p>
      <text:p text:style-name="P63"><text:s/>for i in "${!pidCpu[@]}";do</text:p>
      <text:p text:style-name="P63"><text:s text:c="2"/>if [[ $verbose -eq 1 ]];then</text:p>
      <text:p text:style-name="P63"><text:s text:c="3"/>echo "----------------"</text:p>
      <text:p text:style-name="P63"><text:s text:c="3"/>echo "pid: $i"</text:p>
      <text:p text:style-name="P63"><text:s text:c="3"/>echo "user: ${pidUser[$i]}"</text:p>
      <text:p text:style-name="P63"><text:s text:c="3"/>echo "cpu: ${pidCpu[$i]}"</text:p>
      <text:p text:style-name="P63"><text:s text:c="3"/>echo "time: ${pidTime[$i]}"</text:p>
      <text:p text:style-name="P63"><text:s text:c="3"/>echo "cpu time: ${pidCpuTime[$i]}"</text:p>
      <text:p text:style-name="P63"><text:s text:c="3"/>echo "app: ${pidApp[$i]}"</text:p>
      <text:p text:style-name="P63"><text:s text:c="3"/>if [[ ${pidCpu[$i]} -gt $cpuLimit ]] ;then</text:p>
      <text:p text:style-name="P63"><text:s text:c="4"/>echo "CPU WARNING"</text:p>
      <text:p text:style-name="P63"><text:s text:c="3"/>fi</text:p>
      <text:p text:style-name="P63"><text:s text:c="3"/>if [[ ${pidTime[$i]} -gt $timeLimit ]];then</text:p>
      <text:p text:style-name="P63"><text:s text:c="4"/>echo "TIME WARNING"</text:p>
      <text:p text:style-name="P63"><text:s text:c="3"/>fi</text:p>
      <text:p text:style-name="P63"><text:s text:c="3"/>if [[ ${pidCpuTime[$i]} -gt $cpuTimelimit ]];then</text:p>
      <text:p text:style-name="P63"><text:s text:c="4"/>echo "CPU TIME WARNING"</text:p>
      <text:p text:style-name="P63"><text:s text:c="3"/>fi</text:p>
      <text:p text:style-name="P63"><text:s text:c="2"/>fi</text:p>
      <text:p text:style-name="P63"><text:s text:c="2"/>if [[ ${pidCpu[$i]} -gt $cpuLimit ]] &amp;&amp; [[ ${pidTime[$i]} -gt $timeLimit ]] &amp;&amp; [[ ${pidCpuTime[$i]} -gt $cpuTimelimit ]];then</text:p>
      <text:p text:style-name="P63"><text:s text:c="3"/>if [[ $debug -ne 1 ]];then</text:p>
      <text:p text:style-name="P63"><text:s text:c="4"/>kill -$killSignal $i</text:p>
      <text:p text:style-name="P63"><text:s text:c="4"/>if [[ $verbose -eq 1 ]];then</text:p>
      <text:p text:style-name="P63"><text:s text:c="5"/>echo "PID $i KILLED. Result code $?"</text:p>
      <text:p text:style-name="P63"><text:s text:c="4"/>fi</text:p>
      <text:p text:style-name="P63"><text:s text:c="3"/>fi</text:p>
      <text:p text:style-name="P63"><text:s text:c="2"/>fi</text:p>
      <text:p text:style-name="P63"><text:s/>done</text:p>
      <text:p text:style-name="P63">fi</text:p>
      <text:p text:style-name="P63">exit 0;</text:p>
      <text:p text:style-name="P63">Скрипт имеет ряд параметров:</text:p>
      <text:p text:style-name="P63">cpuLimit=5000 - задает лимит потребления CPU умноженного на 100 <text:s/>(5000 - потребление 50% процессора)</text:p>
      <text:p text:style-name="P63">timeLimit=600 - задает лимит времени работы процесса в секундах</text:p>
      <text:p text:style-name="P63">cpuTimeLimit=400 - задает лимит потребления процессорного времени</text:p>
      <text:p text:style-name="P63">killSignal - сигнал, который передается утилите kill. Я выставил HUP, что делает безопасное завершение процесса. Если процесс остается, то можно попробовать KILL, но это чревато проблемами </text:p>
      <text:p text:style-name="P63">verbose=1 - выводить информация о найденных процессах или нет</text:p>
      <text:p text:style-name="P66">debug=1 - 1 - не убивать процесс (включив verbose - можно протестировать), 0 - убивать процесс.</text:p>
      <text:p text:style-name="P63">Регулярные выражение для поиска IP адресов. Ниже представлены регулярные выражения, которые помогут найти все IP адреса в строке. Данные регулярные выражения соответствуют шаблонам IPv4 и IPv6 адресов. Регулярное Выражение для Поиска IP Адресов. Паттерн для поиска IPv4 адресов, соответствует всем значениям от 0.0.0.0to 999.999.999.999и в большинстве случаев этого бывает достаточно: "([0-9]{1,3}[\.]){3}[0-9]{1,3}"</text:p>
      <text:p text:style-name="P63">Найти Все IP Адреса с Помощью Grep. Пропарсим файл и найдем в нем все IP адреса из диапазона от 0.0.0.0до 999.999.999.999с помощью grep: $ grep -E -o "([0-9]{1,3}[\.]){3}[0-9]{1,3}" file.txt</text:p>
      <text:p text:style-name="P63">Поиск Правильных IPv4 Адресов. Регулярное выражение для поиска и проверки правильных IPv4 адресов: "(25[0-5]|2[0-4][0-9]|[01]?[0-9][0-9]?)\.(25[0-5]|2[0-4][0-9]|[01]?[0-9][0-9]?)\.(25[0-5]|2[0-4][0-9]|[01]?[0-9][0-9]?)\.(25[0-5]|2[0-4][0-9]|[01]?[0-9][0-9]?)"</text:p>
      <text:p text:style-name="P64">Поиск IPv6 Адресов. Регулярное выражение для проверки IPv6 адреса: "((^|:)([0-9a-fA-F]{0,4})){1,8}"</text:p>
      <text:p text:style-name="P63">Замаскированные службы Linux. Что такое mask? mask = "заблокировать юнит" так, чтобы он НЕ запускался: ни автоматически; ни вручную; ни как зависимость другого сервиса. Технически: создаётся symlink юнита -&gt; /dev/null</text:p>
      <text:p text:style-name="P63">1) Замаскировать службу - sudo systemctl mask mysql. Проверка:</text:p>
      <text:p text:style-name="P63">systemctl list-unit-files | grep masked</text:p>
      <text:p text:style-name="P63">systemctl status mysql</text:p>
      <text:p text:style-name="P63">Пробный запуск (должен упасть):</text:p>
      <text:p text:style-name="P63">sudo systemctl start mysql</text:p>
      <text:p text:style-name="P63">Failed to start mysql.service: Unit mysql.service is masked.</text:p>
      <text:p text:style-name="P63">2) Размаскировать службу - sudo systemctl unmask mysql. После этого запуск снова возможен:</text:p>
      <text:p text:style-name="P63">sudo systemctl start mysql</text:p>
      <text:p text:style-name="P63">sudo systemctl enable mysql <text:s text:c="2"/># если нужно автозапуск вернуть</text:p>
      <text:p text:style-name="P63">3) Быстрые проверки и полезные команды - #Список всех замаскированных: systemctl list-unit-files --state=masked</text:p>
      <text:p text:style-name="P63"># Проверить, почему не стартует:</text:p>
      <text:p text:style-name="P63">systemctl status mysql</text:p>
      <text:p text:style-name="P63">journalctl -u mysql -b</text:p>
      <text:p text:style-name="P63"># Узнать путь/линк юнита:</text:p>
      <text:p text:style-name="P63">systemctl cat mysql</text:p>
      <text:p text:style-name="P63">systemctl show -p FragmentPath,UnitFileState mysql</text:p>
      <text:p text:style-name="P63">4) Важно: mask vs disable. disable: убирает автозапуск; но вручную start всё ещё возможен. mask: запрещает любой запуск (самый жёсткий вариант).</text:p>
      <text:p text:style-name="P63">Примеры:</text:p>
      <text:p text:style-name="P63">sudo systemctl disable mysql <text:s text:c="2"/># только автозапуск</text:p>
      <text:p text:style-name="P67">sudo systemctl mask mysql <text:s text:c="5"/># запрет запуска вообще</text:p>
      <text:p text:style-name="P68">Мини-памятка:</text:p>
      <text:p text:style-name="P63">MASK: <text:s text:c="3"/>sudo systemctl mask &lt;unit&gt;</text:p>
      <text:p text:style-name="P63">UNMASK: <text:s/>sudo systemctl unmask &lt;unit&gt;</text:p>
      <text:p text:style-name="P64">LIST: <text:s text:c="3"/>systemctl list-unit-files --state=masked</text:p>
      <text:p text:style-name="P63">Шпаргалка по управлению логами с помощью Logrotate. Logrotate - это мощный инструмент для управления лог-файлами в Linux. Он помогает автоматизировать ротацию, сжатие, удаление и отправку логов, чтобы они не занимали всё свободное место на диске. Основные команды Logrotate:</text:p>
      <text:p text:style-name="P63">1. Запуск вручную: logrotate /etc/logrotate.conf. Можно указать конкретный конфиг: logrotate /etc/logrotate.d/myapp</text:p>
      <text:p text:style-name="P63">2. Принудительная ротация: logrotate -f /etc/logrotate.conf.</text:p>
      <text:p text:style-name="P63">3. Тестирование конфигурации: logrotate -d /etc/logrotate.conf (ключ -d включает режим отладки, изменения не применяются). <text:s/></text:p>
      <text:p text:style-name="P63">Структура конфигурационного файла. Конфигурация Logrotate обычно находится в /etc/logrotate.conf или в отдельных файлах в /etc/logrotate.d/. Пример конфига для ротации логов приложения:</text:p>
      <text:p text:style-name="P63">/var/log/myapp/*.log {</text:p>
      <text:p text:style-name="P63"><text:s text:c="4"/>daily <text:s text:c="18"/># Ротация ежедневно</text:p>
      <text:p text:style-name="P63"><text:s text:c="4"/>missingok <text:s text:c="14"/># Пропустить, если файл отсутствует</text:p>
      <text:p text:style-name="P63"><text:s text:c="4"/>rotate 7 <text:s text:c="15"/># Хранить 7 архивов</text:p>
      <text:p text:style-name="P63"><text:s text:c="4"/>compress <text:s text:c="15"/># Сжимать архивы (gzip)</text:p>
      <text:p text:style-name="P63"><text:s text:c="4"/>delaycompress <text:s text:c="10"/># Сжимать не сразу, а на следующий цикл</text:p>
      <text:p text:style-name="P63"><text:s text:c="4"/>notifempty <text:s text:c="13"/># Не ротировать пустые файлы</text:p>
      <text:p text:style-name="P63"><text:s text:c="4"/>create 0644 root root <text:s text:c="2"/># Создать новый файл с указанными правами</text:p>
      <text:p text:style-name="P63"><text:s text:c="4"/>sharedscripts <text:s text:c="10"/># Запускать скрипты один раз для всех логов</text:p>
      <text:p text:style-name="P63"><text:s text:c="4"/>postrotate</text:p>
      <text:p text:style-name="P63"><text:s text:c="8"/>/usr/bin/systemctl restart myapp &gt; /dev/null</text:p>
      <text:p text:style-name="P63"><text:s text:c="4"/>endscript</text:p>
      <text:p text:style-name="P63">}</text:p>
      <text:p text:style-name="P63">Ключевые директивы: daily/weekly/monthly/yearly: Частота ротации; rotate N: Хранить N архивов; compress: Сжимать логи (по умолчанию gzip); <text:s text:c="2"/>delaycompress: Сжимать не сразу, а на следующий цикл; missingok: Пропустить, если файл отсутствует; notifempty: Не ротировать пустые файлы; size: Ротация по размеру (например, size 100M или `size 1G`); create MODE USER GROUP: Создать новый файл с указанными правами; postrotate/endscript: Выполнить команды после ротации; prerotate/endscript: Выполнить команды перед ротацией; sharedscripts: Запускать скрипты один раз для всех логов; dateext: Добавлять дату к имени архива (вместо номера); olddir DIR: Перемещать архивы в указанную директорию. <text:s/></text:p>
      <text:p text:style-name="P63">Примеры использования:</text:p>
      <text:p text:style-name="P63">1. Ротация по размеру:</text:p>
      <text:p text:style-name="P63"><text:s text:c="3"/>/var/log/nginx/*.log {</text:p>
      <text:p text:style-name="P63"><text:s text:c="7"/>size 100M</text:p>
      <text:p text:style-name="P67"><text:s text:c="7"/>rotate 5</text:p>
      <text:p text:style-name="P68"><text:s text:c="7"/>compress</text:p>
      <text:p text:style-name="P63"><text:s text:c="7"/>missingok</text:p>
      <text:p text:style-name="P63"><text:s text:c="7"/>notifempty</text:p>
      <text:p text:style-name="P63"><text:s text:c="7"/>create 0644 www-data www-data</text:p>
      <text:p text:style-name="P63"><text:s text:c="3"/>}</text:p>
      <text:p text:style-name="P63">2. Ротация с отправкой логов на удалённый сервер:</text:p>
      <text:p text:style-name="P63"><text:s text:c="3"/>/var/log/myapp/*.log {</text:p>
      <text:p text:style-name="P63"><text:s text:c="7"/>daily</text:p>
      <text:p text:style-name="P63"><text:s text:c="7"/>rotate 7</text:p>
      <text:p text:style-name="P63"><text:s text:c="7"/>compress</text:p>
      <text:p text:style-name="P63"><text:s text:c="7"/>postrotate</text:p>
      <text:p text:style-name="P63"><text:s text:c="11"/>scp /var/log/myapp/*.gz user@remote:/backup/logs/</text:p>
      <text:p text:style-name="P63"><text:s text:c="7"/>endscript</text:p>
      <text:p text:style-name="P63"><text:s text:c="3"/>}</text:p>
      <text:p text:style-name="P63">3. Ротация с удалением старых логов: <text:s/></text:p>
      <text:p text:style-name="P63"><text:s text:c="3"/>/var/log/oldlogs/*.log {</text:p>
      <text:p text:style-name="P63"><text:s text:c="7"/>weekly</text:p>
      <text:p text:style-name="P63"><text:s text:c="7"/>rotate 2</text:p>
      <text:p text:style-name="P63"><text:s text:c="7"/>compress</text:p>
      <text:p text:style-name="P63"><text:s text:c="7"/>missingok</text:p>
      <text:p text:style-name="P63"><text:s text:c="7"/>notifempty</text:p>
      <text:p text:style-name="P63"><text:s text:c="7"/>olddir /var/log/archived</text:p>
      <text:p text:style-name="P63"><text:s text:c="3"/>}</text:p>
      <text:p text:style-name="P64">Полезные советы: Проверяйте конфигурацию перед применением с помощью logrotate -d; Используйте cron для автоматизации запуска Logrotate; Не забывайте про postrotate, если нужно перезапускать сервисы после ротации.</text:p>
      <text:p text:style-name="P63">Claude Upus 4.6 промпт на безглючность:</text:p>
      <text:p text:style-name="P63">Определяем задачу: Я хочу, чтобы ты сделал [ЗАДАНИЕ] так, чтобы [КРИТЕРИИ УСПЕХА]</text:p>
      <text:p text:style-name="P63">Даём контекстные файлы: Сначала полностью прочитайте эти файлы, прежде чем отвечать: [имя файла .md] - [что в нём]</text:p>
      <text:p text:style-name="P63">Покажите референс:</text:p>
      <text:p text:style-name="P63">Вставьте точный чертёж работы, никаких «сделай что-то вроде», только сухой пример и правила из референса. Сделайте референс правилом, начиная сообщение с ВСЕГДА или НИКОГДА</text:p>
      <text:p text:style-name="P63">Дайте бриф: Единственный раздел промпта, где вы пишете вручную - опишите именно то, что хотите получить. Схема такая: нужный тип результата → чего надо избегать → каким должен выглядеть успех</text:p>
      <text:p text:style-name="P63">Задайте правила: Прочитай файлы полностью, прежде чем начать. Внутри мои стандарты, ограничения и аудитория. Если собираешься нарушить одно из моих правил, остановись и скажи мне</text:p>
      <text:p text:style-name="P69">Обсудите задачу: НЕ начинай работу. Задавай мне уточняющие вопросы (используй инструмент 'AskUserQuestion'), чтобы мы могли вместе шаг за шагом совершенствовать подход</text:p>
      <text:p text:style-name="P70">Постройте план: Прежде чем что-то писать, перечислите три правила из моего контекстного файла, которые наиболее важны для этой задачи. Дай мне свой план её выполнения</text:p>
      <text:p text:style-name="P64">Согласуйте задачу: Дай мне план выполнения задачи (максимум 4 шагов). Начни работу только после того, как только мы его согласуем</text:p>
      <text:p text:style-name="P63">Настройка для ChatGPT:</text:p>
      <text:p text:style-name="P63">СЛЕДУЙ ЭТОМУ СТИЛЮ ПИСЬМА:</text:p>
      <text:p text:style-name="P63">ДОЛЖЕН всегда говорить правду. Никогда не выдумывать информацию, не строить предположения и не гадать.</text:p>
      <text:p text:style-name="P63">ДОЛЖЕН основывать все утверждения на проверяемых, фактических и актуальных источниках.</text:p>
      <text:p text:style-name="P63">ДОЛЖЕН чётко указывать источник для каждого утверждения прозрачным способом, без расплывчатых ссылок.</text:p>
      <text:p text:style-name="P63">ДОЛЖЕН прямо сказать «Я не могу это подтвердить», если что-то нельзя верифицировать.</text:p>
      <text:p text:style-name="P63">ДОЛЖЕН ставить точность выше скорости. При необходимости предпринимать шаги для проверки перед ответом.</text:p>
      <text:p text:style-name="P63">ДОЛЖЕН сохранять объективность. Убирать личные предвзятости, допущения и мнения - если только они не запрошены явно и не помечены как мнение.</text:p>
      <text:p text:style-name="P63">ДОЛЖЕН давать интерпретации только тогда, когда они подтверждаются надёжными, авторитетными источниками.</text:p>
      <text:p text:style-name="P63">ДОЛЖЕН объяснять ход рассуждений пошагово, когда точность ответа может быть поставлена под сомнение.</text:p>
      <text:p text:style-name="P63">ДОЛЖЕН показывать, как была получена любая числовая величина (как рассчитана или из какого источника взята).</text:p>
      <text:p text:style-name="P63">ДОЛЖЕН излагать информацию ясно, чтобы пользователь мог проверить её самостоятельно.</text:p>
      <text:p text:style-name="P63">ТЫ ОБЯЗАН ИЗБЕГАТЬ:</text:p>
      <text:p text:style-name="P63">ИЗБЕГАЙ фабрикации фактов, цитат или данных.</text:p>
      <text:p text:style-name="P63">ИЗБЕГАЙ использования устаревших или ненадёжных источников.</text:p>
      <text:p text:style-name="P63">ИЗБЕГАЙ отсутствия деталей об источнике для любого утверждения.</text:p>
      <text:p text:style-name="P63">ИЗБЕГАЙ подачи предположений, слухов или догадок как фактов.</text:p>
      <text:p text:style-name="P63">ИЗБЕГАЙ «ИИ-ссылок», которые не ведут на реальный, проверяемый контент.</text:p>
      <text:p text:style-name="P63">ИЗБЕГАЙ ответа при неуверенности, не обозначив эту неуверенность.</text:p>
      <text:p text:style-name="P63">ФИНАЛЬНЫЙ СТРАХОВОЧНЫЙ ШАГ (ПЕРЕД ОТВЕТОМ):</text:p>
      <text:p text:style-name="P64">«Каждое ли утверждение в моем ответе проверяемо подкреплено реальными и авторитетными источниками, и снабжено прозрачными ссылками? Если нет - перепиши ответ, пока это не будет выполнено.»</text:p>
      <text:p text:style-name="P69">Пользователи жаловались на долгий логон на RDS-сервер. Вроде и ресурсов хватает, и сеть нормальная, а сессия грузится по минуте. Покопался в логах и наткнулся на то,</text:p>
      <text:p text:style-name="P70">что отрабатывает куча лишних GPO, в том числе старые скрипты входа, которые уже давно никому не нужны. Быстро проверить, какие политики реально применяются, помогла вот такая команда: gpresult /h C:\Temp\GPO_Report.html</text:p>
      <text:p text:style-name="P63">Открыв отчет в браузере, сразу видно все примененные политики и время их применения. А еще можно через PowerShell собрать сводку по GPO и времени логина:</text:p>
      <text:p text:style-name="P63">Get-WinEvent -FilterHashtable @{LogName='Microsoft-Windows-GroupPolicy/Operational';ID=5312} |</text:p>
      <text:p text:style-name="P63">Select-Object TimeCreated, Message |</text:p>
      <text:p text:style-name="P63">Sort-Object TimeCreated -Descending |</text:p>
      <text:p text:style-name="P63">Select-Object -First 20</text:p>
      <text:p text:style-name="P64">Так я нашел пару древних скриптов, которые тормозили загрузку профиля. Удалил и логон снова за 10 секунд.</text:p>
      <text:p text:style-name="P63">Большинство пользователей Linux знакомы с командой cp для копирования файлов. Однако немногие знают о её встроенных возможностях версионного контроля. Эта функция может быть особенно полезна системным администраторам и разработчикам, которым необходимо поддерживать несколько версий конфигурационных файлов или кода. Понимание версионности в 'cp'. Команда cp предлагает два ключевых параметра для версионного контроля:</text:p>
      <text:p text:style-name="P63">1. --backup: Создаёт резервную копию целевого файла перед его перезаписью.</text:p>
      <text:p text:style-name="P63">2. --suffix: Указывает пользовательский суффикс для резервной копии файла.</text:p>
      <text:p text:style-name="P63">Основное резервное копирование. Чтобы создать простую резервную копию: /$ cp --backup=numbered /path/to/source/file /path/to/destination/. Эта команда создаёт резервную копию с суффиксом по умолчанию в виде тильды (~) и инкрементирующимся номером. Резервное копирование с пользовательским суффиксом. Для более описательных резервных копий: $ cp --backup=numbered --suffix=.bak /path/to/source/file /path/to/destination/. Эта команда создаёт резервные копии с суффиксом .bak и инкрементирующимся номером. Практический пример: Резервное копирование конфигурации SSH. Предположим, вы часто обновляете конфигурационный файл SSH (/etc/ssh/sshd_config) для управления правилами доступа. Вот как можно поддерживать версионные резервные копии:</text:p>
      <text:p text:style-name="P63">1. Создайте нумерованную резервную копию: $ cp --backup=numbered /etc/ssh/sshd_config /data/backup/. Это создаст резервные копии, такие как sshd_config.~1~, sshd_config.~2~ и т.д.</text:p>
      <text:p text:style-name="P71">2. Создайте нумерованную резервную копию с пользовательским суффиксом: $ cp --backup=numbered --suffix=.bak /etc/ssh/sshd_config /data/backup/. Это создаст резервные копии, такие как sshd_config.bak.1, sshd_config.bak.2 и т.д. Преимущества: Поддерживает историю изменений файлов; Предотвращает случайное перезаписывание важных файлов;</text:p>
      <text:p text:style-name="P72">Предлагает простую систему версионного контроля без необходимости в сложных инструментах управления версиями.</text:p>
      <text:p text:style-name="P64">Используй команду touch вот так: $ touch -c имя_файла. Таким образом, будет обновлён временной штамп существующего файла, но не будет создан новый пустой файл, если он не существует.</text:p>
      <text:p text:style-name="P63">Заблокировать аккаунт пользователя: $ passwd -l имя_пользователя</text:p>
      <text:p text:style-name="P73">Проверить статус аккаунта: $ passwd -S имя_пользователя</text:p>
      <text:p text:style-name="P74">Разблокировать пользователя: $ passwd -u имя_пользователя</text:p>
      <text:p text:style-name="P63">10 полезных регулярных выражений для админов. Регулярки - мощный инструмент для поиска и обработки текста в Linux:</text:p>
      <text:p text:style-name="P73">1. Найти все IP-адреса в файле: grep -Eo '([0-9]{1,3}\.){3}[0-9]{1,3}' file.log</text:p>
      <text:p text:style-name="P73">2. Найти строки с email-адресами: grep -E '[a-zA-Z0-9._%+-]+@[a-zA-Z0-9.-]+\.[a-zA-Z]{2,}' file.txt</text:p>
      <text:p text:style-name="P73">3. Удалить пустые строки: sed -i '/^$/d' file.txt</text:p>
      <text:p text:style-name="P73">4. Найти строки, начинающиеся с #: grep -E '^#' file.conf</text:p>
      <text:p text:style-name="P73">5. Найти строки, не содержащие слово ERROR: grep -Ev 'ERROR' file.log</text:p>
      <text:p text:style-name="P73">6. Заменить все цифры на символ *: sed -E 's/[0-9]/*/g' file.txt</text:p>
      <text:p text:style-name="P73">7. Удалить комментарии и пустые строки: grep -Ev '^\s*#|^\s*$' file.conf</text:p>
      <text:p text:style-name="P73">8. Найти все URL: grep -Eo 'https?://[^ ]+' file.txt</text:p>
      <text:p text:style-name="P73">9. Найти строки длиной больше 100 символов: grep -E '.{100,}' file.txt</text:p>
      <text:p text:style-name="P74">10. Извлечь доменные имена из email: grep -Eo '@[a-zA-Z0-9.-]+\.[a-zA-Z]{2,}' file.txt. Тестируйте регулярки в реальном времени с grep -E или онлайн-сервисами типа regex101.com.</text:p>
      <text:p text:style-name="P63">Почему ss лучше netstat и как его использовать по делу. Многие по привычке юзают netstat, но он устарел. Современная альтернатива - ss (Socket Statistics), часть iproute2. Вот несколько практических приёмов:</text:p>
      <text:p text:style-name="P73">Все TCP-соединения: ss -t</text:p>
      <text:p text:style-name="P73">Все слушающие сокеты (и TCP, и UDP): ss -lntu</text:p>
      <text:p text:style-name="P73">Увидеть PID и процесс, использующий порт: ss -ltnp</text:p>
      <text:p text:style-name="P73">Все соединения к 22 порту: ss -tn dst :22</text:p>
      <text:p text:style-name="P73">Быстрое выявление ESTABLISHED соединений: ss -tn state established</text:p>
      <text:p text:style-name="P73">Самые «тяжёлые» по количеству соединений IP: ss -tan | awk '/ESTAB/ {print $5}' | cut -d: -f1 | sort | uniq -c | sort -nr | head</text:p>
      <text:p text:style-name="P75">ss работает быстрее, точнее и без лишнего мусора в выводе. Используйте ss при: отладке сетевых сервисов, мониторинге активности, поиске «висящих» соединений, разборе DDoS/сканирования.</text:p>
      <text:p text:style-name="P76">Как быстро определить, кто слушает порт и с каким процессом он связан? При отладке сети или проверке безопасности важно понять, какой процесс держит нужный порт и на каком интерфейсе он висит. Пошагово:</text:p>
      <text:p text:style-name="P73">1. Показать процессы, слушающие порты: ss -tulnp</text:p>
      <text:p text:style-name="P73">- -tulnp - TCP+UDP, слушающие (-l), номера портов и PID/имя процесса.</text:p>
      <text:p text:style-name="P73">2. Фильтрация по порту: ss -tulnp | grep ':443'</text:p>
      <text:p text:style-name="P73">Покажет, кто держит 443 порт (например, nginx, apache, docker-proxy и т.д.)</text:p>
      <text:p text:style-name="P73">3. Выяснить IP-привязку: ss -tulnp | grep ':22 '</text:p>
      <text:p text:style-name="P73">Если Local Address = 0.0.0.0:22 - слушает на всех интерфейсах, если 127.0.0.1:22 - только на localhost.</text:p>
      <text:p text:style-name="P73">Зачем это нужно: Диагностика конфликтов портов (например, два демона на 80 порту); Проверка на unexpected процессы, слушающие наружу; Быстрая проверка iptables/nftables, когда порт не доступен извне.</text:p>
      <text:p text:style-name="P73">Добавь алиас в .bashrc: alias ports='ss -tulnp | grep -v 127.0.0.1'</text:p>
      <text:p text:style-name="P74">Покажет только "наружу слушающие" процессы - удобно для безопасности.</text:p>
      <text:p text:style-name="P64">Найдите все нерабочие символьные ссылки в вашей системе с помощью: find . -xtype l</text:p>
      <text:p text:style-name="P63">Подборка сервисов для определения ИИ изображений:</text:p>
      <text:p text:style-name="P73">1. https://app.illuminarty.ai/</text:p>
      <text:p text:style-name="P73">2. https://www.aiornot.com/</text:p>
      <text:p text:style-name="P73">3. https://truthscan.com/</text:p>
      <text:p text:style-name="P73">4. https://huggingface.co/spaces/PirateXX/AI-Content-Detector</text:p>
      <text:p text:style-name="P73">5. https://ai.tenorshare.com/products/ai-image-detec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20:40:25.927000000</meta:creation-date>
    <meta:generator>LibreOffice/25.8.4.2$Windows_X86_64 LibreOffice_project/290daaa01b999472f0c7a3890eb6a550fd74c6df</meta:generator>
    <dc:date>2026-04-12T11:03:34.997263100</dc:date>
    <meta:editing-duration>PT43M23S</meta:editing-duration>
    <meta:editing-cycles>20</meta:editing-cycles>
    <meta:document-statistic meta:table-count="0" meta:image-count="0" meta:object-count="0" meta:page-count="238" meta:paragraph-count="6125" meta:word-count="66897" meta:character-count="500620" meta:non-whitespace-character-count="434853"/>
    <meta:user-defined meta:name="AppVersion">16.0000</meta:user-defined>
  </office:meta>
</office:document-meta>
</file>